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octet-stream"/>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Zurich XBlk BT" svg:font-family="Zurich XBlk BT"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1965in"/>
        <style:text-properties style:font-name="Symbol"/>
      </text:list-level-style-bullet>
    </text:list-style>
    <text:list-style style:name="LFO2">
      <text:list-level-style-number text:level="1" style:num-suffix="." style:num-format="1">
        <style:list-level-properties text:space-before="0in" text:min-label-width="0.1965in"/>
      </text:list-level-style-number>
    </text:list-style>
    <text:list-style style:name="LFO3">
      <text:list-level-style-bullet text:level="1" text:bullet-char="">
        <style:list-level-properties text:space-before="0.1972in" text:min-label-width="0.1965in"/>
        <style:text-properties style:font-name="Symbol"/>
      </text:list-level-style-bullet>
    </text:list-style>
    <text:list-style style:name="LFO4">
      <text:list-level-style-bullet text:level="1" text:bullet-char="">
        <style:list-level-properties text:space-before="0in" text:min-label-width="0.1965in"/>
        <style:text-properties style:font-name="Symbol"/>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4618in" text:min-label-width="0.25in"/>
      </text:list-level-style-number>
      <text:list-level-style-number text:level="2" style:num-suffix="." style:num-format="a" style:num-letter-sync="true">
        <style:list-level-properties text:space-before="0.9618in" text:min-label-width="0.25in"/>
      </text:list-level-style-number>
      <text:list-level-style-number text:level="3" style:num-suffix="." style:num-format="i">
        <style:list-level-properties fo:text-align="end" text:space-before="1.5868in" text:min-label-width="0.125in"/>
      </text:list-level-style-number>
      <text:list-level-style-number text:level="4" style:num-suffix="." style:num-format="1">
        <style:list-level-properties text:space-before="1.9618in" text:min-label-width="0.25in"/>
      </text:list-level-style-number>
      <text:list-level-style-number text:level="5" style:num-suffix="." style:num-format="a" style:num-letter-sync="true">
        <style:list-level-properties text:space-before="2.4618in" text:min-label-width="0.25in"/>
      </text:list-level-style-number>
      <text:list-level-style-number text:level="6" style:num-suffix="." style:num-format="i">
        <style:list-level-properties fo:text-align="end" text:space-before="3.0868in" text:min-label-width="0.125in"/>
      </text:list-level-style-number>
      <text:list-level-style-number text:level="7" style:num-suffix="." style:num-format="1">
        <style:list-level-properties text:space-before="3.4618in" text:min-label-width="0.25in"/>
      </text:list-level-style-number>
      <text:list-level-style-number text:level="8" style:num-suffix="." style:num-format="a" style:num-letter-sync="true">
        <style:list-level-properties text:space-before="3.9618in" text:min-label-width="0.25in"/>
      </text:list-level-style-number>
      <text:list-level-style-number text:level="9" style:num-suffix="." style:num-format="i">
        <style:list-level-properties fo:text-align="end" text:space-before="4.5868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in" text:min-label-width="0.1965in"/>
        <style:text-properties style:font-name="Symbol"/>
      </text:list-level-style-bullet>
      <text:list-level-style-number text:level="2" style:num-suffix="." style:num-format="a" style:num-letter-sync="true">
        <style:list-level-properties text:space-before="0.9618in" text:min-label-width="0.25in"/>
      </text:list-level-style-number>
      <text:list-level-style-number text:level="3" style:num-suffix="." style:num-format="i">
        <style:list-level-properties fo:text-align="end" text:space-before="1.5868in" text:min-label-width="0.125in"/>
      </text:list-level-style-number>
      <text:list-level-style-number text:level="4" style:num-suffix="." style:num-format="1">
        <style:list-level-properties text:space-before="1.9618in" text:min-label-width="0.25in"/>
      </text:list-level-style-number>
      <text:list-level-style-number text:level="5" style:num-suffix="." style:num-format="a" style:num-letter-sync="true">
        <style:list-level-properties text:space-before="2.4618in" text:min-label-width="0.25in"/>
      </text:list-level-style-number>
      <text:list-level-style-number text:level="6" style:num-suffix="." style:num-format="i">
        <style:list-level-properties fo:text-align="end" text:space-before="3.0868in" text:min-label-width="0.125in"/>
      </text:list-level-style-number>
      <text:list-level-style-number text:level="7" style:num-suffix="." style:num-format="1">
        <style:list-level-properties text:space-before="3.4618in" text:min-label-width="0.25in"/>
      </text:list-level-style-number>
      <text:list-level-style-number text:level="8" style:num-suffix="." style:num-format="a" style:num-letter-sync="true">
        <style:list-level-properties text:space-before="3.9618in" text:min-label-width="0.25in"/>
      </text:list-level-style-number>
      <text:list-level-style-number text:level="9" style:num-suffix="." style:num-format="i">
        <style:list-level-properties fo:text-align="end" text:space-before="4.5868in" text:min-label-width="0.125in"/>
      </text:list-level-style-number>
    </text:list-style>
    <text:list-style style:name="LFO10">
      <text:list-level-style-bullet text:level="1" text:bullet-char="">
        <style:list-level-properties text:space-before="0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style>
    <text:list-style style:name="LFO1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14">
      <text:list-level-style-bullet text:level="1" text:style-name="WW_CharLFO14LVL1" text:bullet-char="">
        <style:list-level-properties text:space-before="0.393in" text:min-label-width="0.1965in"/>
        <style:text-properties style:font-name="Symbol"/>
      </text:list-level-style-bullet>
      <text:list-level-style-bullet text:level="2" text:style-name="WW_CharLFO14LVL2" text:bullet-char="o">
        <style:list-level-properties text:space-before="1.143in" text:min-label-width="0.25in"/>
        <style:text-properties style:font-name="Courier New"/>
      </text:list-level-style-bullet>
      <text:list-level-style-bullet text:level="3" text:style-name="WW_CharLFO14LVL3" text:bullet-char="">
        <style:list-level-properties text:space-before="1.643in" text:min-label-width="0.25in"/>
        <style:text-properties style:font-name="Wingdings"/>
      </text:list-level-style-bullet>
      <text:list-level-style-bullet text:level="4" text:style-name="WW_CharLFO14LVL4" text:bullet-char="">
        <style:list-level-properties text:space-before="2.143in" text:min-label-width="0.25in"/>
        <style:text-properties style:font-name="Symbol"/>
      </text:list-level-style-bullet>
      <text:list-level-style-bullet text:level="5" text:style-name="WW_CharLFO14LVL5" text:bullet-char="o">
        <style:list-level-properties text:space-before="2.643in" text:min-label-width="0.25in"/>
        <style:text-properties style:font-name="Courier New"/>
      </text:list-level-style-bullet>
      <text:list-level-style-bullet text:level="6" text:style-name="WW_CharLFO14LVL6" text:bullet-char="">
        <style:list-level-properties text:space-before="3.143in" text:min-label-width="0.25in"/>
        <style:text-properties style:font-name="Wingdings"/>
      </text:list-level-style-bullet>
      <text:list-level-style-bullet text:level="7" text:style-name="WW_CharLFO14LVL7" text:bullet-char="">
        <style:list-level-properties text:space-before="3.643in" text:min-label-width="0.25in"/>
        <style:text-properties style:font-name="Symbol"/>
      </text:list-level-style-bullet>
      <text:list-level-style-bullet text:level="8" text:style-name="WW_CharLFO14LVL8" text:bullet-char="o">
        <style:list-level-properties text:space-before="4.143in" text:min-label-width="0.25in"/>
        <style:text-properties style:font-name="Courier New"/>
      </text:list-level-style-bullet>
      <text:list-level-style-bullet text:level="9" text:style-name="WW_CharLFO14LVL9" text:bullet-char="">
        <style:list-level-properties text:space-before="4.643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Wingdings"/>
      </text:list-level-style-bullet>
      <text:list-level-style-number text:level="2" style:num-suffix="." style:num-format="1">
        <style:list-level-properties text:space-before="0.75in" text:min-label-width="0.1965in"/>
      </text:list-level-style-number>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Wingdings"/>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suffix=")" style:num-format="1">
        <style:list-level-properties text:space-before="0.25in" text:min-label-width="0.25in"/>
      </text:list-level-style-number>
    </text:list-style>
    <text:list-style style:name="LFO18">
      <text:list-level-style-bullet text:level="1" text:style-name="WW_CharLFO18LVL1" text:bullet-char="">
        <style:list-level-properties text:space-before="0.25in" text:min-label-width="0.25in"/>
        <style:text-properties style:font-name="Wingdings"/>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3152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3284in" text:min-label-width="0.3152in"/>
        <style:text-properties style:font-name="Symbol"/>
      </text:list-level-style-bullet>
      <text:list-level-style-bullet text:level="2" text:style-name="WW_CharLFO20LVL2" text:bullet-char="o">
        <style:list-level-properties text:space-before="1in" text:min-label-width="0.25in"/>
        <style:text-properties style:font-name="Courier New"/>
      </text:list-level-style-bullet>
      <text:list-level-style-bullet text:level="3" text:style-name="WW_CharLFO20LVL3" text:bullet-char="">
        <style:list-level-properties text:space-before="1.5in" text:min-label-width="0.25in"/>
        <style:text-properties style:font-name="Wingdings"/>
      </text:list-level-style-bullet>
      <text:list-level-style-bullet text:level="4" text:style-name="WW_CharLFO20LVL4" text:bullet-char="">
        <style:list-level-properties text:space-before="2in" text:min-label-width="0.25in"/>
        <style:text-properties style:font-name="Symbol"/>
      </text:list-level-style-bullet>
      <text:list-level-style-bullet text:level="5" text:style-name="WW_CharLFO20LVL5" text:bullet-char="o">
        <style:list-level-properties text:space-before="2.5in" text:min-label-width="0.25in"/>
        <style:text-properties style:font-name="Courier New"/>
      </text:list-level-style-bullet>
      <text:list-level-style-bullet text:level="6" text:style-name="WW_CharLFO20LVL6" text:bullet-char="">
        <style:list-level-properties text:space-before="3in" text:min-label-width="0.25in"/>
        <style:text-properties style:font-name="Wingdings"/>
      </text:list-level-style-bullet>
      <text:list-level-style-bullet text:level="7" text:style-name="WW_CharLFO20LVL7" text:bullet-char="">
        <style:list-level-properties text:space-before="3.5in" text:min-label-width="0.25in"/>
        <style:text-properties style:font-name="Symbol"/>
      </text:list-level-style-bullet>
      <text:list-level-style-bullet text:level="8" text:style-name="WW_CharLFO20LVL8" text:bullet-char="o">
        <style:list-level-properties text:space-before="4in" text:min-label-width="0.25in"/>
        <style:text-properties style:font-name="Courier New"/>
      </text:list-level-style-bullet>
      <text:list-level-style-bullet text:level="9" text:style-name="WW_CharLFO20LVL9" text:bullet-char="">
        <style:list-level-properties text:space-before="4.5in" text:min-label-width="0.25in"/>
        <style:text-properties style:font-name="Wingdings"/>
      </text:list-level-style-bullet>
    </text:list-style>
    <text:list-style style:name="LFO21">
      <text:list-level-style-bullet text:level="1" text:style-name="WW_CharLFO21LVL1" text:bullet-char="">
        <style:list-level-properties text:space-before="0.0784in" text:min-label-width="0.3152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4916in" text:min-label-width="0.3152in"/>
        <style:text-properties style:font-name="Symbol"/>
      </text:list-level-style-bullet>
      <text:list-level-style-number text:level="2" style:num-suffix="." style:num-format="1">
        <style:list-level-properties text:space-before="0.9916in" text:min-label-width="0.1965in"/>
      </text:list-level-style-number>
      <text:list-level-style-bullet text:level="3" text:style-name="WW_CharLFO22LVL3" text:bullet-char="">
        <style:list-level-properties text:space-before="1.4916in" text:min-label-width="0.25in"/>
        <style:text-properties style:font-name="Wingdings"/>
      </text:list-level-style-bullet>
      <text:list-level-style-bullet text:level="4" text:style-name="WW_CharLFO22LVL4" text:bullet-char="">
        <style:list-level-properties text:space-before="1.9916in" text:min-label-width="0.25in"/>
        <style:text-properties style:font-name="Symbol"/>
      </text:list-level-style-bullet>
      <text:list-level-style-bullet text:level="5" text:style-name="WW_CharLFO22LVL5" text:bullet-char="o">
        <style:list-level-properties text:space-before="2.4916in" text:min-label-width="0.25in"/>
        <style:text-properties style:font-name="Courier New"/>
      </text:list-level-style-bullet>
      <text:list-level-style-bullet text:level="6" text:style-name="WW_CharLFO22LVL6" text:bullet-char="">
        <style:list-level-properties text:space-before="2.9916in" text:min-label-width="0.25in"/>
        <style:text-properties style:font-name="Wingdings"/>
      </text:list-level-style-bullet>
      <text:list-level-style-bullet text:level="7" text:style-name="WW_CharLFO22LVL7" text:bullet-char="">
        <style:list-level-properties text:space-before="3.4916in" text:min-label-width="0.25in"/>
        <style:text-properties style:font-name="Symbol"/>
      </text:list-level-style-bullet>
      <text:list-level-style-bullet text:level="8" text:style-name="WW_CharLFO22LVL8" text:bullet-char="o">
        <style:list-level-properties text:space-before="3.9916in" text:min-label-width="0.25in"/>
        <style:text-properties style:font-name="Courier New"/>
      </text:list-level-style-bullet>
      <text:list-level-style-bullet text:level="9" text:style-name="WW_CharLFO22LVL9" text:bullet-char="">
        <style:list-level-properties text:space-before="4.4916in" text:min-label-width="0.25in"/>
        <style:text-properties style:font-name="Wingdings"/>
      </text:list-level-style-bullet>
    </text:list-style>
    <text:list-style style:name="LFO23">
      <text:list-level-style-bullet text:level="1" text:style-name="WW_CharLFO23LVL1" text:bullet-char="">
        <style:list-level-properties text:space-before="0in" text:min-label-width="0.25in"/>
        <style:text-properties style:font-name="Wingdings"/>
      </text:list-level-style-bullet>
    </text:list-style>
    <text:list-style style:name="LFO24">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6">
      <text:list-level-style-bullet text:level="1" text:style-name="WW_CharLFO26LVL1" text:bullet-char="">
        <style:list-level-properties text:space-before="0.8152in" text:min-label-width="0.25in"/>
        <style:text-properties style:font-name="Wingdings"/>
      </text:list-level-style-bullet>
      <text:list-level-style-number text:level="2" style:num-suffix="." style:num-format="1">
        <style:list-level-properties text:space-before="1.3152in" text:min-label-width="0.25in"/>
      </text:list-level-style-number>
      <text:list-level-style-bullet text:level="3" text:style-name="WW_CharLFO26LVL3" text:bullet-char="">
        <style:list-level-properties text:space-before="1.8152in" text:min-label-width="0.25in"/>
        <style:text-properties style:font-name="Wingdings"/>
      </text:list-level-style-bullet>
      <text:list-level-style-bullet text:level="4" text:style-name="WW_CharLFO26LVL4" text:bullet-char="">
        <style:list-level-properties text:space-before="2.3152in" text:min-label-width="0.25in"/>
        <style:text-properties style:font-name="Symbol"/>
      </text:list-level-style-bullet>
      <text:list-level-style-bullet text:level="5" text:style-name="WW_CharLFO26LVL5" text:bullet-char="o">
        <style:list-level-properties text:space-before="2.8152in" text:min-label-width="0.25in"/>
        <style:text-properties style:font-name="Courier New"/>
      </text:list-level-style-bullet>
      <text:list-level-style-bullet text:level="6" text:style-name="WW_CharLFO26LVL6" text:bullet-char="">
        <style:list-level-properties text:space-before="3.3152in" text:min-label-width="0.25in"/>
        <style:text-properties style:font-name="Wingdings"/>
      </text:list-level-style-bullet>
      <text:list-level-style-bullet text:level="7" text:style-name="WW_CharLFO26LVL7" text:bullet-char="">
        <style:list-level-properties text:space-before="3.8152in" text:min-label-width="0.25in"/>
        <style:text-properties style:font-name="Symbol"/>
      </text:list-level-style-bullet>
      <text:list-level-style-bullet text:level="8" text:style-name="WW_CharLFO26LVL8" text:bullet-char="o">
        <style:list-level-properties text:space-before="4.3152in" text:min-label-width="0.25in"/>
        <style:text-properties style:font-name="Courier New"/>
      </text:list-level-style-bullet>
      <text:list-level-style-bullet text:level="9" text:style-name="WW_CharLFO26LVL9" text:bullet-char="">
        <style:list-level-properties text:space-before="4.8152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Wingdings"/>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min-label-width="0in"/>
        <style:text-properties style:font-name="Wingdings"/>
      </text:list-level-style-bullet>
    </text:list-style>
    <text:list-style style:name="LFO31">
      <text:list-level-style-number text:level="1" style:num-suffix=")" style:num-format="1">
        <style:list-level-properties text:space-before="0.25in" text:min-label-width="0.25in"/>
      </text:list-level-style-number>
    </text:list-style>
    <text:list-style style:name="LFO32">
      <text:list-level-style-bullet text:level="1" text:style-name="WW_CharLFO32LVL1" text:bullet-char="">
        <style:list-level-properties text:min-label-width="0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5in" text:min-label-width="0.25in"/>
        <style:text-properties style:font-name="Wingdings"/>
      </text:list-level-style-bullet>
      <text:list-level-style-bullet text:level="2" text:style-name="WW_CharLFO35LVL2" text:bullet-char="o">
        <style:list-level-properties text:space-before="1in" text:min-label-width="0.25in"/>
        <style:text-properties style:font-name="Courier New"/>
      </text:list-level-style-bullet>
      <text:list-level-style-bullet text:level="3" text:style-name="WW_CharLFO35LVL3" text:bullet-char="">
        <style:list-level-properties text:space-before="1.5in" text:min-label-width="0.25in"/>
        <style:text-properties style:font-name="Wingdings"/>
      </text:list-level-style-bullet>
      <text:list-level-style-bullet text:level="4" text:style-name="WW_CharLFO35LVL4" text:bullet-char="">
        <style:list-level-properties text:space-before="2in" text:min-label-width="0.25in"/>
        <style:text-properties style:font-name="Symbol"/>
      </text:list-level-style-bullet>
      <text:list-level-style-bullet text:level="5" text:style-name="WW_CharLFO35LVL5" text:bullet-char="o">
        <style:list-level-properties text:space-before="2.5in" text:min-label-width="0.25in"/>
        <style:text-properties style:font-name="Courier New"/>
      </text:list-level-style-bullet>
      <text:list-level-style-bullet text:level="6" text:style-name="WW_CharLFO35LVL6" text:bullet-char="">
        <style:list-level-properties text:space-before="3in" text:min-label-width="0.25in"/>
        <style:text-properties style:font-name="Wingdings"/>
      </text:list-level-style-bullet>
      <text:list-level-style-bullet text:level="7" text:style-name="WW_CharLFO35LVL7" text:bullet-char="">
        <style:list-level-properties text:space-before="3.5in" text:min-label-width="0.25in"/>
        <style:text-properties style:font-name="Symbol"/>
      </text:list-level-style-bullet>
      <text:list-level-style-bullet text:level="8" text:style-name="WW_CharLFO35LVL8" text:bullet-char="o">
        <style:list-level-properties text:space-before="4in" text:min-label-width="0.25in"/>
        <style:text-properties style:font-name="Courier New"/>
      </text:list-level-style-bullet>
      <text:list-level-style-bullet text:level="9" text:style-name="WW_CharLFO35LVL9" text:bullet-char="">
        <style:list-level-properties text:space-before="4.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75in" text:min-label-width="0.25in"/>
        <style:text-properties style:font-name="Wingdings"/>
      </text:list-level-style-bullet>
      <text:list-level-style-bullet text:level="2" text:style-name="WW_CharLFO37LVL2" text:bullet-char="o">
        <style:list-level-properties text:space-before="1.25in" text:min-label-width="0.25in"/>
        <style:text-properties style:font-name="Courier New"/>
      </text:list-level-style-bullet>
      <text:list-level-style-bullet text:level="3" text:style-name="WW_CharLFO37LVL3" text:bullet-char="">
        <style:list-level-properties text:space-before="1.75in" text:min-label-width="0.25in"/>
        <style:text-properties style:font-name="Wingdings"/>
      </text:list-level-style-bullet>
      <text:list-level-style-bullet text:level="4" text:style-name="WW_CharLFO37LVL4" text:bullet-char="">
        <style:list-level-properties text:space-before="2.25in" text:min-label-width="0.25in"/>
        <style:text-properties style:font-name="Symbol"/>
      </text:list-level-style-bullet>
      <text:list-level-style-bullet text:level="5" text:style-name="WW_CharLFO37LVL5" text:bullet-char="o">
        <style:list-level-properties text:space-before="2.75in" text:min-label-width="0.25in"/>
        <style:text-properties style:font-name="Courier New"/>
      </text:list-level-style-bullet>
      <text:list-level-style-bullet text:level="6" text:style-name="WW_CharLFO37LVL6" text:bullet-char="">
        <style:list-level-properties text:space-before="3.25in" text:min-label-width="0.25in"/>
        <style:text-properties style:font-name="Wingdings"/>
      </text:list-level-style-bullet>
      <text:list-level-style-bullet text:level="7" text:style-name="WW_CharLFO37LVL7" text:bullet-char="">
        <style:list-level-properties text:space-before="3.75in" text:min-label-width="0.25in"/>
        <style:text-properties style:font-name="Symbol"/>
      </text:list-level-style-bullet>
      <text:list-level-style-bullet text:level="8" text:style-name="WW_CharLFO37LVL8" text:bullet-char="o">
        <style:list-level-properties text:space-before="4.25in" text:min-label-width="0.25in"/>
        <style:text-properties style:font-name="Courier New"/>
      </text:list-level-style-bullet>
      <text:list-level-style-bullet text:level="9" text:style-name="WW_CharLFO37LVL9" text:bullet-char="">
        <style:list-level-properties text:space-before="4.7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Wingdings"/>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Wingdings"/>
      </text:list-level-style-bullet>
      <text:list-level-style-bullet text:level="5" text:style-name="WW_CharLFO39LVL5" text:bullet-char="">
        <style:list-level-properties text:space-before="2.25in" text:min-label-width="0.25in"/>
        <style:text-properties style:font-name="Wingdings"/>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Wingdings"/>
      </text:list-level-style-bullet>
      <text:list-level-style-bullet text:level="8" text:style-name="WW_CharLFO39LVL8" text:bullet-char="">
        <style:list-level-properties text:space-before="3.75in" text:min-label-width="0.25in"/>
        <style:text-properties style:font-name="Wingdings"/>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text:style-name="WW_CharLFO40LVL1" style:num-prefix="" style:num-format="">
        <style:list-level-properties text:space-before="0in" text:min-label-width="0in"/>
      </text:list-level-style-number>
    </text:list-style>
    <text:list-style style:name="LFO41">
      <text:list-level-style-number text:level="1" style:num-suffix=")" style:num-format="a" style:num-letter-sync="true">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style:style style:name="P1" style:parent-style-name="Normale" style:master-page-name="MPF0" style:family="paragraph">
      <style:paragraph-properties fo:break-before="page"/>
    </style:style>
    <style:style style:name="TableColumn73" style:family="table-column">
      <style:table-column-properties style:column-width="3.5923in" style:use-optimal-column-width="false"/>
    </style:style>
    <style:style style:name="TableColumn74" style:family="table-column">
      <style:table-column-properties style:column-width="3.1979in" style:use-optimal-column-width="false"/>
    </style:style>
    <style:style style:name="Table72" style:family="table">
      <style:table-properties style:width="6.7902in" fo:margin-left="0in" table:align="left"/>
    </style:style>
    <style:style style:name="TableRow75" style:family="table-row">
      <style:table-row-properties style:use-optimal-row-height="false"/>
    </style:style>
    <style:style style:name="TableCell76" style:family="table-cell">
      <style:table-cell-properties fo:border="none" fo:padding-top="0in" fo:padding-left="0.0486in" fo:padding-bottom="0in" fo:padding-right="0.0486in"/>
    </style:style>
    <style:style style:name="TableCell77" style:family="table-cell">
      <style:table-cell-properties fo:border="none" fo:padding-top="0in" fo:padding-left="0.0486in" fo:padding-bottom="0in" fo:padding-right="0.0486in"/>
    </style:style>
    <style:style style:name="TableColumn79" style:family="table-column">
      <style:table-column-properties style:column-width="2.3937in" style:use-optimal-column-width="false"/>
    </style:style>
    <style:style style:name="TableColumn80" style:family="table-column">
      <style:table-column-properties style:column-width="1.15in" style:use-optimal-column-width="false"/>
    </style:style>
    <style:style style:name="TableColumn81" style:family="table-column">
      <style:table-column-properties style:column-width="3.2486in" style:use-optimal-column-width="false"/>
    </style:style>
    <style:style style:name="Table78" style:family="table">
      <style:table-properties style:width="6.7923in" fo:margin-left="0.0493in" table:align="left"/>
    </style:style>
    <style:style style:name="TableRow82" style:family="table-row">
      <style:table-row-properties style:use-optimal-row-height="false"/>
    </style:style>
    <style:style style:name="TableCell83" style:family="table-cell">
      <style:table-cell-properties fo:border="none" fo:padding-top="0in" fo:padding-left="0.0493in" fo:padding-bottom="0in" fo:padding-right="0.0493in"/>
    </style:style>
    <style:style style:name="T84" style:parent-style-name="Car.predefinitoparagrafo" style:family="text">
      <style:text-properties fo:font-size="11pt" style:font-size-asian="11pt" style:font-size-complex="11pt"/>
    </style:style>
    <style:style style:name="TableCell85" style:family="table-cell">
      <style:table-cell-properties fo:border="none" fo:padding-top="0in" fo:padding-left="0.0493in" fo:padding-bottom="0in" fo:padding-right="0.0493in"/>
    </style:style>
    <style:style style:name="P86" style:parent-style-name="Normale" style:family="paragraph">
      <style:paragraph-properties fo:text-align="end"/>
    </style:style>
    <style:style style:name="TableCell87" style:family="table-cell">
      <style:table-cell-properties fo:border="none" fo:padding-top="0in" fo:padding-left="0.0493in" fo:padding-bottom="0in" fo:padding-right="0.0493in"/>
    </style:style>
    <style:style style:name="P88" style:parent-style-name="Normale" style:family="paragraph">
      <style:paragraph-properties>
        <style:tab-stops>
          <style:tab-stop style:type="right" style:position="-0.9847in"/>
        </style:tab-stops>
      </style:paragraph-properties>
      <style:text-properties fo:font-weight="bold" style:font-weight-asian="bold" fo:font-size="11pt" style:font-size-asian="11pt" style:font-size-complex="11pt"/>
    </style:style>
    <style:style style:name="P89" style:parent-style-name="Normale" style:family="paragraph">
      <style:paragraph-properties>
        <style:tab-stops>
          <style:tab-stop style:type="right" style:position="-0.9847in"/>
        </style:tab-stops>
      </style:paragraph-properties>
      <style:text-properties fo:font-weight="bold" style:font-weight-asian="bold" fo:font-size="11pt" style:font-size-asian="11pt" style:font-size-complex="11pt"/>
    </style:style>
    <style:style style:name="P90" style:parent-style-name="Normale" style:family="paragraph">
      <style:paragraph-properties>
        <style:tab-stops>
          <style:tab-stop style:type="right" style:position="-0.9847in"/>
        </style:tab-stops>
      </style:paragraph-properties>
      <style:text-properties fo:font-weight="bold" style:font-weight-asian="bold" fo:font-size="11pt" style:font-size-asian="11pt" style:font-size-complex="11pt"/>
    </style:style>
    <style:style style:name="P91" style:parent-style-name="Normale" style:family="paragraph">
      <style:text-properties fo:font-weight="bold" style:font-weight-asian="bold"/>
    </style:style>
    <style:style style:name="TableRow92" style:family="table-row">
      <style:table-row-properties style:use-optimal-row-height="false"/>
    </style:style>
    <style:style style:name="TableCell93" style:family="table-cell">
      <style:table-cell-properties fo:border="none" fo:padding-top="0in" fo:padding-left="0.0493in" fo:padding-bottom="0in" fo:padding-right="0.0493in"/>
    </style:style>
    <style:style style:name="TableCell94" style:family="table-cell">
      <style:table-cell-properties fo:border="none" fo:padding-top="0in" fo:padding-left="0.0493in" fo:padding-bottom="0in" fo:padding-right="0.0493in"/>
    </style:style>
    <style:style style:name="P95" style:parent-style-name="Normale" style:family="paragraph">
      <style:paragraph-properties fo:text-align="end"/>
    </style:style>
    <style:style style:name="TableCell96" style:family="table-cell">
      <style:table-cell-properties fo:border="none" fo:padding-top="0in" fo:padding-left="0.0493in" fo:padding-bottom="0in" fo:padding-right="0.0493in"/>
    </style:style>
    <style:style style:name="P97" style:parent-style-name="Normale" style:family="paragraph">
      <style:paragraph-properties>
        <style:tab-stops>
          <style:tab-stop style:type="right" style:position="-0.9847in"/>
        </style:tab-stops>
      </style:paragraph-properties>
      <style:text-properties fo:font-weight="bold" style:font-weight-asian="bold" fo:font-size="11pt" style:font-size-asian="11pt" style:font-size-complex="11pt"/>
    </style:style>
    <style:style style:name="P98" style:parent-style-name="Normale" style:family="paragraph">
      <style:paragraph-properties>
        <style:tab-stops>
          <style:tab-stop style:type="right" style:position="-0.9847in"/>
        </style:tab-stops>
      </style:paragraph-properties>
      <style:text-properties fo:font-weight="bold" style:font-weight-asian="bold" fo:font-size="11pt" style:font-size-asian="11pt" style:font-size-complex="11pt"/>
    </style:style>
    <style:style style:name="P99" style:parent-style-name="Normale" style:family="paragraph">
      <style:paragraph-properties>
        <style:tab-stops>
          <style:tab-stop style:type="right" style:position="-0.9847in"/>
        </style:tab-stops>
      </style:paragraph-properties>
    </style:style>
    <style:style style:name="T100" style:parent-style-name="Car.predefinitoparagrafo" style:family="text">
      <style:text-properties fo:font-weight="bold" style:font-weight-asian="bold" fo:font-size="11pt" style:font-size-asian="11pt" style:font-size-complex="11pt"/>
    </style:style>
    <style:style style:name="P101" style:parent-style-name="Normale" style:family="paragraph">
      <style:paragraph-properties fo:text-align="justify"/>
    </style:style>
    <style:style style:name="TableColumn103" style:family="table-column">
      <style:table-column-properties style:column-width="0.8361in" style:use-optimal-column-width="false"/>
    </style:style>
    <style:style style:name="TableColumn104" style:family="table-column">
      <style:table-column-properties style:column-width="5.9541in" style:use-optimal-column-width="false"/>
    </style:style>
    <style:style style:name="Table102" style:family="table">
      <style:table-properties style:width="6.7902in" fo:margin-left="0in" table:align="left"/>
    </style:style>
    <style:style style:name="TableRow105" style:family="table-row">
      <style:table-row-properties style:use-optimal-row-height="false"/>
    </style:style>
    <style:style style:name="TableCell106" style:family="table-cell">
      <style:table-cell-properties fo:border="none" fo:padding-top="0in" fo:padding-left="0.0486in" fo:padding-bottom="0in" fo:padding-right="0.0486in"/>
    </style:style>
    <style:style style:name="P107" style:parent-style-name="Normale" style:family="paragraph">
      <style:paragraph-properties fo:text-align="justify"/>
      <style:text-properties fo:font-weight="bold" style:font-weight-asian="bold"/>
    </style:style>
    <style:style style:name="TableCell108" style:family="table-cell">
      <style:table-cell-properties fo:border="none" fo:padding-top="0in" fo:padding-left="0.0486in" fo:padding-bottom="0in" fo:padding-right="0.0486in"/>
    </style:style>
    <style:style style:name="P109" style:parent-style-name="Normale" style:family="paragraph">
      <style:paragraph-properties fo:text-align="justify"/>
    </style:style>
    <style:style style:name="P110" style:parent-style-name="Normale" style:family="paragraph">
      <style:paragraph-properties fo:text-align="justify" fo:text-indent="0.4923in"/>
    </style:style>
    <style:style style:name="P111" style:parent-style-name="Normale" style:family="paragraph">
      <style:paragraph-properties fo:text-align="justify" fo:text-indent="0.4923in"/>
    </style:style>
    <style:style style:name="T112" style:parent-style-name="Car.predefinitoparagrafo" style:family="text">
      <style:text-properties fo:background-color="#00FF00"/>
    </style:style>
    <style:style style:name="T113" style:parent-style-name="Car.predefinitoparagrafo" style:family="text">
      <style:text-properties fo:background-color="#00FF00"/>
    </style:style>
    <style:style style:name="T114" style:parent-style-name="Car.predefinitoparagrafo" style:family="text">
      <style:text-properties fo:background-color="#00FF00"/>
    </style:style>
    <style:style style:name="P115" style:parent-style-name="Normale" style:family="paragraph">
      <style:paragraph-properties fo:text-align="justify" fo:margin-left="0.3284in">
        <style:tab-stops/>
      </style:paragraph-properties>
    </style:style>
    <style:style style:name="P116" style:parent-style-name="Normale" style:family="paragraph">
      <style:paragraph-properties fo:text-align="justify" fo:margin-left="0.3284in">
        <style:tab-stops/>
      </style:paragraph-properties>
    </style:style>
    <style:style style:name="P117" style:parent-style-name="Normale" style:family="paragraph">
      <style:paragraph-properties fo:text-align="justify" fo:text-indent="0.4923in"/>
    </style:style>
    <style:style style:name="P118" style:parent-style-name="Normale" style:family="paragraph">
      <style:paragraph-properties fo:text-align="justify"/>
    </style:style>
    <style:style style:name="T119" style:parent-style-name="Car.predefinitoparagrafo" style:family="text">
      <style:text-properties fo:font-weight="bold" style:font-weight-asian="bold"/>
    </style:style>
    <style:style style:name="P120" style:parent-style-name="Normale" style:family="paragraph">
      <style:paragraph-properties fo:text-align="justify"/>
    </style:style>
    <style:style style:name="T121" style:parent-style-name="Car.predefinitoparagrafo" style:family="text">
      <style:text-properties fo:background-color="#FFFF00"/>
    </style:style>
    <style:style style:name="P122" style:parent-style-name="Normale" style:family="paragraph">
      <style:paragraph-properties style:punctuation-wrap="hanging" style:text-autospace="ideograph-alpha" fo:text-align="justify" style:vertical-align="auto" fo:margin-top="0.0708in" fo:margin-left="0.9847in">
        <style:tab-stops/>
      </style:paragraph-properties>
    </style:style>
    <style:style style:name="T123" style:parent-style-name="Car.predefinitoparagrafo" style:family="text">
      <style:text-properties fo:color="#000000"/>
    </style:style>
    <style:style style:name="P124" style:parent-style-name="Normale" style:family="paragraph">
      <style:paragraph-properties style:punctuation-wrap="hanging" style:text-autospace="ideograph-alpha" fo:text-align="justify" style:vertical-align="auto" fo:margin-top="0.0708in" fo:margin-left="0.9847in">
        <style:tab-stops/>
      </style:paragraph-properties>
    </style:style>
    <style:style style:name="T125" style:parent-style-name="Car.predefinitoparagrafo" style:family="text">
      <style:text-properties fo:color="#000000"/>
    </style:style>
    <style:style style:name="T126" style:parent-style-name="Car.predefinitoparagrafo" style:family="text">
      <style:text-properties fo:color="#000000"/>
    </style:style>
    <style:style style:name="T127" style:parent-style-name="Car.predefinitoparagrafo" style:family="text">
      <style:text-properties fo:color="#000000"/>
    </style:style>
    <style:style style:name="T128" style:parent-style-name="Car.predefinitoparagrafo" style:family="text">
      <style:text-properties fo:color="#000000"/>
    </style:style>
    <style:style style:name="T129" style:parent-style-name="Car.predefinitoparagrafo" style:family="text">
      <style:text-properties fo:color="#0000FF" style:text-underline-type="single" style:text-underline-style="solid" style:text-underline-width="auto" style:text-underline-mode="continuous"/>
    </style:style>
    <style:style style:name="T130" style:parent-style-name="Car.predefinitoparagrafo" style:family="text">
      <style:text-properties fo:color="#0000FF" style:text-underline-type="single" style:text-underline-style="solid" style:text-underline-width="auto" style:text-underline-mode="continuous"/>
    </style:style>
    <style:style style:name="P131" style:parent-style-name="Normale" style:family="paragraph">
      <style:paragraph-properties style:punctuation-wrap="hanging" style:text-autospace="ideograph-alpha" fo:text-align="justify" style:vertical-align="auto" fo:margin-top="0.0708in" fo:margin-left="0.9847in">
        <style:tab-stops>
          <style:tab-stop style:type="left" style:position="-0.9847in"/>
        </style:tab-stops>
      </style:paragraph-properties>
    </style:style>
    <style:style style:name="T132" style:parent-style-name="Car.predefinitoparagrafo" style:family="text">
      <style:text-properties fo:color="#000000"/>
    </style:style>
    <style:style style:name="T133" style:parent-style-name="Car.predefinitoparagrafo" style:family="text">
      <style:text-properties fo:color="#000000"/>
    </style:style>
    <style:style style:name="T134" style:parent-style-name="Car.predefinitoparagrafo" style:family="text">
      <style:text-properties fo:color="#000000"/>
    </style:style>
    <style:style style:name="P135" style:parent-style-name="Normale" style:family="paragraph">
      <style:paragraph-properties fo:text-align="justify" fo:margin-left="0.3284in">
        <style:tab-stops/>
      </style:paragraph-properties>
    </style:style>
    <style:style style:name="P136" style:parent-style-name="Normale" style:family="paragraph">
      <style:paragraph-properties fo:text-align="justify"/>
    </style:style>
    <style:style style:name="P137" style:parent-style-name="Normale" style:family="paragraph">
      <style:paragraph-properties fo:text-align="justify"/>
    </style:style>
    <style:style style:name="P138" style:parent-style-name="Normale" style:family="paragraph">
      <style:paragraph-properties fo:text-align="justify"/>
    </style:style>
    <style:style style:name="T139" style:parent-style-name="Car.predefinitoparagrafo" style:family="text">
      <style:text-properties fo:background-color="#00FFFF"/>
    </style:style>
    <style:style style:name="T140" style:parent-style-name="Car.predefinitoparagrafo" style:family="text">
      <style:text-properties fo:background-color="#00FFFF"/>
    </style:style>
    <style:style style:name="P141" style:parent-style-name="Normale" style:family="paragraph">
      <style:paragraph-properties fo:text-align="justify"/>
    </style:style>
    <style:style style:name="P142" style:parent-style-name="Normale" style:family="paragraph">
      <style:paragraph-properties style:punctuation-wrap="hanging" style:text-autospace="ideograph-alpha" fo:text-align="justify" style:vertical-align="auto" fo:margin-top="0.0694in"/>
    </style:style>
    <style:style style:name="T143" style:parent-style-name="Car.predefinitoparagrafo" style:family="text">
      <style:text-properties fo:font-weight="bold" style:font-weight-asian="bold" style:font-weight-complex="bold"/>
    </style:style>
    <style:style style:name="P144" style:parent-style-name="Normale" style:family="paragraph">
      <style:paragraph-properties style:punctuation-wrap="hanging" style:text-autospace="ideograph-alpha" fo:text-align="justify" style:vertical-align="auto" fo:margin-top="0.0694in"/>
    </style:style>
    <style:style style:name="P145" style:parent-style-name="Normale" style:family="paragraph">
      <style:paragraph-properties style:punctuation-wrap="hanging" style:text-autospace="ideograph-alpha" fo:text-align="justify" style:vertical-align="auto" fo:margin-top="0.0708in" fo:margin-left="0.9847in">
        <style:tab-stops/>
      </style:paragraph-properties>
    </style:style>
    <style:style style:name="T146" style:parent-style-name="Car.predefinitoparagrafo" style:family="text">
      <style:text-properties fo:color="#000000"/>
    </style:style>
    <style:style style:name="P147" style:parent-style-name="Normale" style:family="paragraph">
      <style:paragraph-properties style:punctuation-wrap="hanging" style:text-autospace="ideograph-alpha" fo:text-align="justify" style:vertical-align="auto" fo:margin-top="0.0708in" fo:margin-left="0.9847in">
        <style:tab-stops/>
      </style:paragraph-properties>
    </style:style>
    <style:style style:name="T148" style:parent-style-name="Car.predefinitoparagrafo" style:family="text">
      <style:text-properties fo:color="#000000"/>
    </style:style>
    <style:style style:name="T149" style:parent-style-name="Car.predefinitoparagrafo" style:family="text">
      <style:text-properties fo:color="#0000FF" style:text-underline-type="single" style:text-underline-style="solid" style:text-underline-width="auto" style:text-underline-mode="continuous"/>
    </style:style>
    <style:style style:name="T150" style:parent-style-name="Car.predefinitoparagrafo" style:family="text">
      <style:text-properties fo:color="#0000FF" style:text-underline-type="single" style:text-underline-style="solid" style:text-underline-width="auto" style:text-underline-mode="continuous"/>
    </style:style>
    <style:style style:name="P151" style:parent-style-name="Normale" style:family="paragraph">
      <style:paragraph-properties style:punctuation-wrap="hanging" style:text-autospace="ideograph-alpha" fo:text-align="justify" style:vertical-align="auto" fo:margin-top="0.0708in" fo:margin-left="0.9847in">
        <style:tab-stops>
          <style:tab-stop style:type="left" style:position="-0.9847in"/>
        </style:tab-stops>
      </style:paragraph-properties>
    </style:style>
    <style:style style:name="T152" style:parent-style-name="Car.predefinitoparagrafo" style:family="text">
      <style:text-properties fo:color="#000000"/>
    </style:style>
    <style:style style:name="T153" style:parent-style-name="Car.predefinitoparagrafo" style:family="text">
      <style:text-properties fo:color="#000000"/>
    </style:style>
    <style:style style:name="T154" style:parent-style-name="Car.predefinitoparagrafo" style:family="text">
      <style:text-properties fo:color="#000000"/>
    </style:style>
    <style:style style:name="P155" style:parent-style-name="Normale" style:family="paragraph">
      <style:paragraph-properties style:punctuation-wrap="hanging" style:text-autospace="ideograph-alpha" fo:text-align="justify" style:vertical-align="auto" fo:margin-top="0.0694in" fo:margin-left="0.9833in">
        <style:tab-stops/>
      </style:paragraph-properties>
    </style:style>
    <style:style style:name="P156" style:parent-style-name="Normale" style:family="paragraph">
      <style:paragraph-properties fo:text-align="justify"/>
    </style:style>
    <style:style style:name="P157" style:parent-style-name="Normale" style:family="paragraph">
      <style:paragraph-properties fo:text-align="justify"/>
    </style:style>
    <style:style style:name="P158" style:parent-style-name="Normale" style:family="paragraph">
      <style:paragraph-properties fo:text-align="justify"/>
    </style:style>
    <style:style style:name="P159" style:parent-style-name="Normale" style:family="paragraph">
      <style:paragraph-properties fo:text-align="justify"/>
    </style:style>
    <style:style style:name="P160" style:parent-style-name="Normale" style:family="paragraph">
      <style:paragraph-properties fo:text-align="justify"/>
    </style:style>
    <style:style style:name="P161" style:parent-style-name="Normale" style:family="paragraph">
      <style:paragraph-properties fo:text-align="justify"/>
    </style:style>
    <style:style style:name="P162" style:parent-style-name="Normale" style:family="paragraph">
      <style:paragraph-properties fo:text-align="justify"/>
    </style:style>
    <style:style style:name="P163" style:parent-style-name="Normale" style:family="paragraph">
      <style:paragraph-properties fo:text-align="justify"/>
    </style:style>
    <style:style style:name="P164" style:parent-style-name="Normale" style:family="paragraph">
      <style:paragraph-properties fo:text-align="justify"/>
    </style:style>
    <style:style style:name="P165" style:parent-style-name="Normale" style:family="paragraph">
      <style:paragraph-properties fo:text-align="justify"/>
    </style:style>
    <style:style style:name="P166" style:parent-style-name="Normale" style:family="paragraph">
      <style:paragraph-properties fo:text-align="justify"/>
    </style:style>
    <style:style style:name="P167" style:parent-style-name="Normale" style:family="paragraph">
      <style:paragraph-properties fo:text-align="justify"/>
    </style:style>
    <style:style style:name="P168" style:parent-style-name="Normale" style:family="paragraph">
      <style:paragraph-properties fo:text-align="justify"/>
    </style:style>
    <style:style style:name="P169" style:parent-style-name="Normale" style:family="paragraph">
      <style:paragraph-properties fo:text-align="justify"/>
    </style:style>
    <style:style style:name="P170" style:parent-style-name="Normale" style:family="paragraph">
      <style:paragraph-properties fo:text-align="justify"/>
    </style:style>
    <style:style style:name="T171" style:parent-style-name="Car.predefinitoparagrafo" style:family="text">
      <style:text-properties fo:background-color="#FFFF00"/>
    </style:style>
    <style:style style:name="P172" style:parent-style-name="Normale" style:family="paragraph">
      <style:paragraph-properties fo:text-align="justify"/>
    </style:style>
    <style:style style:name="P173" style:parent-style-name="Normale" style:family="paragraph">
      <style:paragraph-properties fo:text-align="justify"/>
    </style:style>
    <style:style style:name="P174" style:parent-style-name="Normale" style:family="paragraph">
      <style:paragraph-properties fo:text-align="justify"/>
    </style:style>
    <style:style style:name="P175" style:parent-style-name="Normale" style:family="paragraph">
      <style:paragraph-properties fo:text-align="justify"/>
    </style:style>
    <style:style style:name="T176" style:parent-style-name="Car.predefinitoparagrafo" style:family="text">
      <style:text-properties fo:background-color="#FFFF00"/>
    </style:style>
    <style:style style:name="P177" style:parent-style-name="Normale" style:family="paragraph">
      <style:paragraph-properties fo:text-align="justify"/>
    </style:style>
    <style:style style:name="T178" style:parent-style-name="Car.predefinitoparagrafo" style:family="text">
      <style:text-properties fo:background-color="#FFFF00"/>
    </style:style>
    <style:style style:name="T179" style:parent-style-name="Car.predefinitoparagrafo" style:family="text">
      <style:text-properties fo:background-color="#FFFF00" style:text-underline-type="single" style:text-underline-style="solid" style:text-underline-width="auto" style:text-underline-mode="continuous"/>
    </style:style>
    <style:style style:name="T180" style:parent-style-name="Car.predefinitoparagrafo" style:family="text">
      <style:text-properties fo:background-color="#FFFF00"/>
    </style:style>
    <style:style style:name="T181" style:parent-style-name="Car.predefinitoparagrafo" style:family="text">
      <style:text-properties fo:background-color="#FFFF00" style:text-underline-type="single" style:text-underline-style="solid" style:text-underline-width="auto" style:text-underline-mode="continuous"/>
    </style:style>
    <style:style style:name="T182" style:parent-style-name="Car.predefinitoparagrafo" style:family="text">
      <style:text-properties fo:background-color="#FFFF00"/>
    </style:style>
    <style:style style:name="P183" style:parent-style-name="Normale" style:family="paragraph">
      <style:paragraph-properties fo:text-align="justify"/>
    </style:style>
    <style:style style:name="P184" style:parent-style-name="Normale" style:family="paragraph">
      <style:paragraph-properties fo:text-align="justify"/>
    </style:style>
    <style:style style:name="P185" style:parent-style-name="Normale" style:family="paragraph">
      <style:paragraph-properties fo:text-align="justify">
        <style:tab-stops/>
      </style:paragraph-properties>
    </style:style>
    <style:style style:name="P186" style:parent-style-name="Normale" style:family="paragraph">
      <style:paragraph-properties fo:text-align="justify"/>
    </style:style>
    <style:style style:name="P187" style:parent-style-name="Normale" style:family="paragraph">
      <style:paragraph-properties fo:text-align="justify"/>
    </style:style>
    <style:style style:name="P188" style:parent-style-name="Normale" style:family="paragraph">
      <style:paragraph-properties fo:text-align="justify" fo:margin-left="0.5in" fo:text-indent="0.3069in">
        <style:tab-stops/>
      </style:paragraph-properties>
    </style:style>
    <style:style style:name="P189" style:parent-style-name="Normale" style:family="paragraph">
      <style:paragraph-properties fo:text-align="justify" fo:margin-left="0.5in" fo:text-indent="0.3069in">
        <style:tab-stops/>
      </style:paragraph-properties>
    </style:style>
    <style:style style:name="P190" style:parent-style-name="Normale" style:family="paragraph">
      <style:paragraph-properties fo:text-align="justify"/>
    </style:style>
    <style:style style:name="P191" style:parent-style-name="Normale" style:family="paragraph">
      <style:paragraph-properties fo:text-align="justify"/>
    </style:style>
    <style:style style:name="P192" style:parent-style-name="Normale" style:family="paragraph">
      <style:paragraph-properties fo:text-align="justify" fo:margin-left="0.7416in">
        <style:tab-stops>
          <style:tab-stop style:type="left" style:position="-0.2416in"/>
        </style:tab-stops>
      </style:paragraph-properties>
      <style:text-properties fo:hyphenate="false"/>
    </style:style>
    <style:style style:name="T193" style:parent-style-name="Car.predefinitoparagrafo" style:family="text">
      <style:text-properties fo:font-weight="bold" style:font-weight-asian="bold"/>
    </style:style>
    <style:style style:name="T194" style:parent-style-name="Car.predefinitoparagrafo" style:family="text">
      <style:text-properties style:text-underline-type="single" style:text-underline-style="solid" style:text-underline-width="auto" style:text-underline-mode="continuous"/>
    </style:style>
    <style:style style:name="T195" style:parent-style-name="Car.predefinitoparagrafo" style:family="text">
      <style:text-properties fo:color="#000000"/>
    </style:style>
    <style:style style:name="T196" style:parent-style-name="Car.predefinitoparagrafo" style:family="text">
      <style:text-properties fo:color="#000000"/>
    </style:style>
    <style:style style:name="P197" style:parent-style-name="Normale" style:family="paragraph">
      <style:paragraph-properties fo:text-align="justify" fo:margin-left="0.7416in">
        <style:tab-stops>
          <style:tab-stop style:type="left" style:position="-0.2416in"/>
        </style:tab-stops>
      </style:paragraph-properties>
      <style:text-properties fo:hyphenate="false"/>
    </style:style>
    <style:style style:name="T198" style:parent-style-name="Car.predefinitoparagrafo" style:family="text">
      <style:text-properties fo:font-weight="bold" style:font-weight-asian="bold"/>
    </style:style>
    <style:style style:name="T199" style:parent-style-name="Car.predefinitoparagrafo" style:family="text">
      <style:text-properties style:text-underline-type="single" style:text-underline-style="solid" style:text-underline-width="auto" style:text-underline-mode="continuous"/>
    </style:style>
    <style:style style:name="P200" style:parent-style-name="Normale" style:family="paragraph">
      <style:paragraph-properties fo:text-align="justify" fo:margin-left="0.7416in">
        <style:tab-stops>
          <style:tab-stop style:type="left" style:position="-0.2416in"/>
        </style:tab-stops>
      </style:paragraph-properties>
      <style:text-properties fo:background-color="#00FF00" fo:hyphenate="false"/>
    </style:style>
    <style:style style:name="P201" style:parent-style-name="Normale" style:family="paragraph">
      <style:paragraph-properties fo:text-align="justify" fo:margin-left="0.25in">
        <style:tab-stops/>
      </style:paragraph-properties>
    </style:style>
    <style:style style:name="P202" style:parent-style-name="Normale" style:family="paragraph">
      <style:paragraph-properties fo:text-align="justify" fo:margin-left="0.25in">
        <style:tab-stops/>
      </style:paragraph-properties>
      <style:text-properties fo:background-color="#FFFF00"/>
    </style:style>
    <style:style style:name="P203" style:parent-style-name="Normale" style:family="paragraph">
      <style:paragraph-properties style:punctuation-wrap="hanging" style:text-autospace="ideograph-alpha" fo:text-align="justify" style:vertical-align="auto" fo:margin-top="0.0694in" fo:text-indent="0.4923in"/>
    </style:style>
    <style:style style:name="P204" style:parent-style-name="Normale" style:family="paragraph">
      <style:paragraph-properties style:punctuation-wrap="hanging" style:text-autospace="ideograph-alpha" fo:text-align="justify" style:vertical-align="auto" fo:margin-top="0.0694in" fo:text-indent="0.4923in"/>
    </style:style>
    <style:style style:name="P205" style:parent-style-name="Normale" style:family="paragraph">
      <style:paragraph-properties style:punctuation-wrap="hanging" style:text-autospace="ideograph-alpha" fo:text-align="justify" style:vertical-align="auto" fo:margin-top="0.0694in" fo:text-indent="0.4923in"/>
    </style:style>
    <style:style style:name="P206" style:parent-style-name="Normale" style:family="paragraph">
      <style:paragraph-properties style:punctuation-wrap="hanging" style:text-autospace="ideograph-alpha" fo:text-align="justify" style:vertical-align="auto" fo:margin-top="0.0694in"/>
    </style:style>
    <style:style style:name="P207" style:parent-style-name="Normale" style:family="paragraph">
      <style:paragraph-properties style:punctuation-wrap="hanging" style:text-autospace="ideograph-alpha" fo:text-align="justify" style:vertical-align="auto" fo:margin-top="0.0694in"/>
    </style:style>
    <style:style style:name="P208" style:parent-style-name="Normale" style:family="paragraph">
      <style:paragraph-properties style:punctuation-wrap="hanging" style:text-autospace="ideograph-alpha" fo:text-align="justify" style:vertical-align="auto" fo:margin-top="0.0708in" fo:text-indent="0.4923in"/>
    </style:style>
    <style:style style:name="T209"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210" style:parent-style-name="Normale" style:family="paragraph">
      <style:paragraph-properties fo:text-align="justify" fo:margin-left="0.25in">
        <style:tab-stops/>
      </style:paragraph-properties>
    </style:style>
    <style:style style:name="P211" style:parent-style-name="Normale" style:family="paragraph">
      <style:paragraph-properties style:punctuation-wrap="hanging" style:text-autospace="ideograph-alpha" fo:text-align="justify" style:vertical-align="auto" fo:margin-top="0.0694in" fo:text-indent="0.4923in"/>
    </style:style>
    <style:style style:name="T212" style:parent-style-name="Car.predefinitoparagrafo" style:family="text">
      <style:text-properties fo:font-weight="bold" style:font-weight-asian="bold" style:font-weight-complex="bold"/>
    </style:style>
    <style:style style:name="P213" style:parent-style-name="Normale" style:family="paragraph">
      <style:paragraph-properties fo:text-align="justify" fo:margin-left="0.25in">
        <style:tab-stops/>
      </style:paragraph-properties>
    </style:style>
    <style:style style:name="P214" style:parent-style-name="Normale" style:family="paragraph">
      <style:paragraph-properties fo:text-align="justify" fo:margin-left="0.25in" fo:text-indent="0.2416in">
        <style:tab-stops/>
      </style:paragraph-properties>
    </style:style>
    <style:style style:name="P215" style:parent-style-name="Normale" style:family="paragraph">
      <style:paragraph-properties fo:text-align="justify" fo:margin-left="0.25in">
        <style:tab-stops/>
      </style:paragraph-properties>
    </style:style>
    <style:style style:name="TableColumn217" style:family="table-column">
      <style:table-column-properties style:column-width="2.6083in" style:use-optimal-column-width="false"/>
    </style:style>
    <style:style style:name="TableColumn218" style:family="table-column">
      <style:table-column-properties style:column-width="4.1819in" style:use-optimal-column-width="false"/>
    </style:style>
    <style:style style:name="Table216" style:family="table">
      <style:table-properties style:width="6.7902in" fo:margin-left="0in" table:align="left"/>
    </style:style>
    <style:style style:name="TableRow219" style:family="table-row">
      <style:table-row-properties style:use-optimal-row-height="false"/>
    </style:style>
    <style:style style:name="TableCell220" style:family="table-cell">
      <style:table-cell-properties fo:border="none" fo:padding-top="0in" fo:padding-left="0.0486in" fo:padding-bottom="0in" fo:padding-right="0.0486in"/>
    </style:style>
    <style:style style:name="P221" style:parent-style-name="Normale" style:family="paragraph">
      <style:paragraph-properties fo:text-align="center" fo:margin-left="0.25in">
        <style:tab-stops/>
      </style:paragraph-properties>
    </style:style>
    <style:style style:name="P222" style:parent-style-name="Normale" style:family="paragraph">
      <style:paragraph-properties fo:text-align="center" fo:margin-left="0.25in">
        <style:tab-stops/>
      </style:paragraph-properties>
    </style:style>
    <style:style style:name="TableCell223" style:family="table-cell">
      <style:table-cell-properties fo:border="none" fo:padding-top="0in" fo:padding-left="0.0486in" fo:padding-bottom="0in" fo:padding-right="0.0486in"/>
    </style:style>
    <style:style style:name="P224" style:parent-style-name="Normale" style:family="paragraph">
      <style:paragraph-properties fo:text-align="justify" fo:margin-left="0.25in">
        <style:tab-stops/>
      </style:paragraph-properties>
    </style:style>
    <style:style style:name="TableRow225" style:family="table-row">
      <style:table-row-properties style:use-optimal-row-height="false"/>
    </style:style>
    <style:style style:name="TableCell226" style:family="table-cell">
      <style:table-cell-properties fo:border="none" fo:padding-top="0in" fo:padding-left="0.0486in" fo:padding-bottom="0in" fo:padding-right="0.0486in"/>
    </style:style>
    <style:style style:name="P227" style:parent-style-name="Normale" style:family="paragraph">
      <style:paragraph-properties fo:text-align="justify" fo:margin-left="0.25in">
        <style:tab-stops/>
      </style:paragraph-properties>
    </style:style>
    <style:style style:name="TableCell228" style:family="table-cell">
      <style:table-cell-properties fo:border="none" fo:padding-top="0in" fo:padding-left="0.0486in" fo:padding-bottom="0in" fo:padding-right="0.0486in"/>
    </style:style>
    <style:style style:name="P229" style:parent-style-name="Normale" style:family="paragraph">
      <style:paragraph-properties fo:text-align="center" fo:margin-left="0.25in">
        <style:tab-stops/>
      </style:paragraph-properties>
    </style:style>
    <style:style style:name="P230" style:parent-style-name="Normale" style:family="paragraph">
      <style:paragraph-properties fo:text-align="center" fo:margin-left="0.25in">
        <style:tab-stops/>
      </style:paragraph-properties>
    </style:style>
    <style:style style:name="P231" style:parent-style-name="Titolo1" style:family="paragraph">
      <style:text-properties style:font-name="Times New Roman" style:font-name-complex="Times New Roman" fo:font-size="10pt" style:font-size-asian="10pt" style:font-size-complex="10pt"/>
    </style:style>
    <style:style style:name="P232" style:parent-style-name="Rientrocorpodeltesto" style:family="paragraph">
      <style:paragraph-properties fo:text-indent="0in"/>
      <style:text-properties fo:font-weight="normal" style:font-weight-asian="normal" fo:font-size="10pt" style:font-size-asian="10pt"/>
    </style:style>
    <style:style style:name="P233" style:parent-style-name="Rientrocorpodeltesto" style:family="paragraph">
      <style:paragraph-properties fo:text-indent="0in"/>
      <style:text-properties fo:font-weight="normal" style:font-weight-asian="normal" fo:font-size="10pt" style:font-size-asian="10pt"/>
    </style:style>
    <style:style style:name="P234" style:parent-style-name="Normale" style:family="paragraph">
      <style:paragraph-properties fo:text-align="justify"/>
    </style:style>
    <style:style style:name="P235" style:parent-style-name="Normale" style:family="paragraph">
      <style:paragraph-properties fo:text-align="justify" fo:text-indent="0.25in"/>
      <style:text-properties fo:font-weight="bold" style:font-weight-asian="bold" style:font-weight-complex="bold"/>
    </style:style>
    <style:style style:name="P236" style:parent-style-name="Rientrocorpodeltesto" style:family="paragraph">
      <style:paragraph-properties fo:text-indent="0in"/>
      <style:text-properties fo:font-weight="normal" style:font-weight-asian="normal" fo:font-size="10pt" style:font-size-asian="10pt"/>
    </style:style>
    <style:style style:name="P237" style:parent-style-name="Normale" style:family="paragraph">
      <style:paragraph-properties fo:text-align="justify"/>
      <style:text-properties fo:font-weight="bold" style:font-weight-asian="bold" style:font-weight-complex="bold"/>
    </style:style>
    <style:style style:name="P238" style:parent-style-name="Rientrocorpodeltesto" style:family="paragraph">
      <style:paragraph-properties fo:text-indent="0in"/>
      <style:text-properties fo:font-weight="normal" style:font-weight-asian="normal" fo:font-size="10pt" style:font-size-asian="10pt"/>
    </style:style>
    <style:style style:name="P239" style:parent-style-name="Normale" style:family="paragraph">
      <style:paragraph-properties fo:text-align="justify"/>
      <style:text-properties fo:font-weight="bold" style:font-weight-asian="bold" style:font-weight-complex="bold"/>
    </style:style>
    <style:style style:name="P240" style:parent-style-name="Rientrocorpodeltesto" style:family="paragraph">
      <style:paragraph-properties fo:text-indent="0in"/>
      <style:text-properties fo:font-weight="normal" style:font-weight-asian="normal" fo:font-size="10pt" style:font-size-asian="10pt"/>
    </style:style>
    <style:style style:name="P241" style:parent-style-name="Rientrocorpodeltesto" style:family="paragraph">
      <style:text-properties fo:font-weight="normal" style:font-weight-asian="normal" fo:font-size="10pt" style:font-size-asian="10pt"/>
    </style:style>
    <style:style style:name="P242" style:parent-style-name="Rientrocorpodeltesto" style:family="paragraph">
      <style:paragraph-properties fo:text-indent="0in"/>
      <style:text-properties style:font-weight-complex="normal" fo:font-size="10pt" style:font-size-asian="10pt"/>
    </style:style>
    <style:style style:name="P243" style:parent-style-name="Rientrocorpodeltesto" style:family="paragraph">
      <style:paragraph-properties fo:text-indent="0in"/>
      <style:text-properties fo:font-weight="normal" style:font-weight-asian="normal" fo:font-size="10pt" style:font-size-asian="10pt"/>
    </style:style>
    <style:style style:name="P244" style:parent-style-name="Rientrocorpodeltesto" style:family="paragraph">
      <style:paragraph-properties fo:text-indent="0in"/>
      <style:text-properties fo:font-weight="normal" style:font-weight-asian="normal" fo:font-size="10pt" style:font-size-asian="10pt"/>
    </style:style>
    <style:style style:name="P245" style:parent-style-name="Rientrocorpodeltesto" style:family="paragraph">
      <style:text-properties fo:font-weight="normal" style:font-weight-asian="normal" fo:font-size="10pt" style:font-size-asian="10pt"/>
    </style:style>
    <style:style style:name="P246" style:parent-style-name="Rientrocorpodeltesto" style:family="paragraph">
      <style:paragraph-properties fo:text-indent="0in"/>
      <style:text-properties style:font-weight-complex="normal" fo:font-size="10pt" style:font-size-asian="10pt"/>
    </style:style>
    <style:style style:name="P247" style:parent-style-name="Rientrocorpodeltesto" style:family="paragraph">
      <style:paragraph-properties fo:text-indent="0in"/>
      <style:text-properties fo:font-weight="normal" style:font-weight-asian="normal" fo:font-size="10pt" style:font-size-asian="10pt"/>
    </style:style>
    <style:style style:name="P248" style:parent-style-name="Rientrocorpodeltesto" style:family="paragraph">
      <style:paragraph-properties fo:text-indent="0in"/>
      <style:text-properties fo:font-weight="normal" style:font-weight-asian="normal" fo:font-size="10pt" style:font-size-asian="10pt"/>
    </style:style>
    <style:style style:name="P249" style:parent-style-name="Rientrocorpodeltesto" style:family="paragraph">
      <style:paragraph-properties fo:text-indent="0in"/>
      <style:text-properties fo:font-weight="normal" style:font-weight-asian="normal" fo:font-size="10pt" style:font-size-asian="10pt"/>
    </style:style>
    <style:style style:name="P250" style:parent-style-name="Rientrocorpodeltesto" style:family="paragraph">
      <style:text-properties fo:font-weight="normal" style:font-weight-asian="normal" fo:font-size="10pt" style:font-size-asian="10pt"/>
    </style:style>
    <style:style style:name="P251" style:parent-style-name="Rientrocorpodeltesto" style:family="paragraph">
      <style:paragraph-properties fo:text-indent="0in"/>
      <style:text-properties style:font-weight-complex="normal" fo:font-size="10pt" style:font-size-asian="10pt"/>
    </style:style>
    <style:style style:name="P252" style:parent-style-name="Rientrocorpodeltesto" style:family="paragraph">
      <style:paragraph-properties fo:text-indent="0in"/>
    </style:style>
    <style:style style:name="T253" style:parent-style-name="Car.predefinitoparagrafo" style:family="text">
      <style:text-properties fo:font-weight="normal" style:font-weight-asian="normal" fo:font-size="10pt" style:font-size-asian="10pt"/>
    </style:style>
    <style:style style:name="T254" style:parent-style-name="Car.predefinitoparagrafo" style:family="text">
      <style:text-properties fo:font-weight="normal" style:font-weight-asian="normal" fo:font-style="italic" style:font-style-asian="italic" style:font-style-complex="italic" fo:font-size="10pt" style:font-size-asian="10pt"/>
    </style:style>
    <style:style style:name="T255" style:parent-style-name="Car.predefinitoparagrafo" style:family="text">
      <style:text-properties fo:font-weight="normal" style:font-weight-asian="normal" fo:font-size="10pt" style:font-size-asian="10pt"/>
    </style:style>
    <style:style style:name="P256" style:parent-style-name="Rientrocorpodeltesto" style:family="paragraph">
      <style:paragraph-properties fo:text-indent="0in"/>
      <style:text-properties fo:font-weight="normal" style:font-weight-asian="normal" fo:font-size="10pt" style:font-size-asian="10pt"/>
    </style:style>
    <style:style style:name="P257" style:parent-style-name="Rientrocorpodeltesto" style:family="paragraph">
      <style:text-properties fo:font-weight="normal" style:font-weight-asian="normal" fo:font-size="10pt" style:font-size-asian="10pt"/>
    </style:style>
    <style:style style:name="P258" style:parent-style-name="Rientrocorpodeltesto" style:family="paragraph">
      <style:paragraph-properties fo:text-indent="0in"/>
      <style:text-properties style:font-weight-complex="normal" fo:font-size="10pt" style:font-size-asian="10pt"/>
    </style:style>
    <style:style style:name="P259" style:parent-style-name="Rientrocorpodeltesto" style:family="paragraph">
      <style:paragraph-properties fo:text-indent="0in"/>
      <style:text-properties fo:font-weight="normal" style:font-weight-asian="normal" fo:font-size="10pt" style:font-size-asian="10pt"/>
    </style:style>
    <style:style style:name="P260" style:parent-style-name="Rientrocorpodeltesto" style:family="paragraph">
      <style:text-properties fo:font-weight="normal" style:font-weight-asian="normal" fo:font-size="10pt" style:font-size-asian="10pt"/>
    </style:style>
    <style:style style:name="P261" style:parent-style-name="Rientrocorpodeltesto" style:family="paragraph">
      <style:paragraph-properties fo:text-indent="0in"/>
      <style:text-properties style:font-weight-complex="normal" fo:font-size="10pt" style:font-size-asian="10pt"/>
    </style:style>
    <style:style style:name="P262" style:parent-style-name="Rientrocorpodeltesto" style:family="paragraph">
      <style:paragraph-properties fo:text-indent="0in"/>
      <style:text-properties fo:font-weight="normal" style:font-weight-asian="normal" fo:font-size="10pt" style:font-size-asian="10pt"/>
    </style:style>
    <style:style style:name="P263" style:parent-style-name="Rientrocorpodeltesto" style:family="paragraph">
      <style:text-properties fo:font-weight="normal" style:font-weight-asian="normal" fo:font-size="10pt" style:font-size-asian="10pt"/>
    </style:style>
    <style:style style:name="P264" style:parent-style-name="Normale" style:family="paragraph">
      <style:paragraph-properties fo:text-align="justify" fo:margin-left="0.25in">
        <style:tab-stops/>
      </style:paragraph-properties>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able:table table:style-name="Table72">
        <table:table-columns>
          <table:table-column table:style-name="TableColumn73"/>
          <table:table-column table:style-name="TableColumn74"/>
        </table:table-columns>
        <table:table-row table:style-name="TableRow75">
          <table:table-cell table:style-name="TableCell76">
            <text:p text:style-name="Normale">Protocollo n.</text:p>
          </table:table-cell>
          <table:table-cell table:style-name="TableCell77">
            <text:p text:style-name="Normale">Savona,<text:s/></text:p>
          </table:table-cell>
        </table:table-row>
      </table:table>
      <text:p text:style-name="Normale"/>
      <text:p text:style-name="Normale"/>
      <text:p text:style-name="Normale"/>
      <table:table table:style-name="Table78">
        <table:table-columns>
          <table:table-column table:style-name="TableColumn79"/>
          <table:table-column table:style-name="TableColumn80"/>
          <table:table-column table:style-name="TableColumn81"/>
        </table:table-columns>
        <table:table-row table:style-name="TableRow82">
          <table:table-cell table:style-name="TableCell83">
            <text:p text:style-name="Normale"><text:span text:style-name="T84">Rifer. a nota n. [numero] del [data_protocollo]</text:span></text:p>
          </table:table-cell>
          <table:table-cell table:style-name="TableCell85">
            <text:p text:style-name="P86"/>
          </table:table-cell>
          <table:table-cell table:style-name="TableCell87">
            <text:p text:style-name="P88">Al Sig. [richiedente.nominativo;block=w:tr]</text:p>
            <text:p text:style-name="P89">[richiedente.indirizzo]</text:p>
            <text:p text:style-name="P90">[richiedente.cap] [richiedente.comune] ([richiedente.provincia])</text:p>
            <text:p text:style-name="P91"/>
          </table:table-cell>
        </table:table-row>
        <table:table-row table:style-name="TableRow92">
          <table:table-cell table:style-name="TableCell93">
            <text:p text:style-name="Normale">Allegati: //</text:p>
          </table:table-cell>
          <table:table-cell table:style-name="TableCell94">
            <text:p text:style-name="P95"/>
          </table:table-cell>
          <table:table-cell table:style-name="TableCell96">
            <text:p text:style-name="P97">[progettisti.nominativo;block=w:tr]</text:p>
            <text:p text:style-name="P98">[progettisti.indirizzo]</text:p>
            <text:p text:style-name="P99"><text:span text:style-name="T100">[progettisti.cap] [progettisti.comune] ([progettisti.provincia])</text:span></text:p>
          </table:table-cell>
        </table:table-row>
      </table:table>
      <text:p text:style-name="Normale"/>
      <text:p text:style-name="P101"/>
      <table:table table:style-name="Table102">
        <table:table-columns>
          <table:table-column table:style-name="TableColumn103"/>
          <table:table-column table:style-name="TableColumn104"/>
        </table:table-columns>
        <table:table-row table:style-name="TableRow105">
          <table:table-cell table:style-name="TableCell106">
            <text:p text:style-name="P107">Oggetto :</text:p>
          </table:table-cell>
          <table:table-cell table:style-name="TableCell108">
            <text:p text:style-name="P109">Segnalazione<text:s/>di inizio attività ai<text:s/>sensi dell’art. 21 bis della<text:s/>L.R. n.<text:s/>16/08<text:s/>relativa<text:s/>[oggetto]<text:s/>presso<text:s/>[ubicazione]. -<text:s/>Riscontrata inadeguatezza/incompletezza formale elaborati a corredo della SCIA</text:p>
          </table:table-cell>
        </table:table-row>
      </table:table>
      <text:p text:style-name="P110"><text:s/></text:p>
      <text:p text:style-name="P111"><text:span text:style-name="T112">* in caso di<text:s/></text:span><text:span text:style-name="T113">scia<text:s/></text:span><text:span text:style-name="T114">riferita a locali commerciali inserire se del caso la frase in fondo</text:span></text:p>
      <text:p text:style-name="P115"/>
      <text:p text:style-name="P116"><text:tab/><text:tab/>Si riscontra<text:s/>la<text:s/>segnalazione<text:s/>di inizio attività<text:s/>(SCIA)<text:s/>presentata<text:s/>in data<text:s/>[data_presentazione] e<text:s/>recepita agli atti al prot. n°<text:s/>[protocollo]<text:s/>del<text:s/>[data_protocollo]<text:s text:c="2"/>e si comunica che per incompletezza degli elaborati, la stessa dovrà essere integrata con la documentazione di seguito indicata:</text:p>
      <text:p text:style-name="P117"/>
      <text:list text:style-name="LFO20" text:continue-numbering="true">
        <text:list-item>
          <text:p text:style-name="P118">pagamento dei diritti di segreteria nella misura di <text:s/>€<text:s/>64,74, così come stabilito dalla deliberazione di Giunta Comunale n° 184 del 27/06/2000 e successivi aggiornamenti, somma da versarsi presso la Tesoreria Comunale del Comune (CA.RI.SA., via Ambrogio Aonzo) sul c.c. n° 17/90<text:s/>(codice IBAN<text:s/>IT31 H063 1010 6980 0000 0001 790); la ricevuta dell’effettuato versamento dovrà essere presentata presso l’ufficio<text:s/>scrivente<text:s/><text:span text:style-name="T119">entro e non oltre 5 gg. dal ricevimento della presente.</text:span></text:p>
        </text:list-item>
        <text:list-item>
          <text:p text:style-name="P120">indicazione del nominativo<text:s/>dell’Impresa esecutrice delle opere<text:s/>con allegata<text:s/>la documentazione, di cui<text:s/><text:s/>all’art. 90 del Decreto Legislativo 9 aprile 2008, n. 81 e s.m.i. ossia:<text:s/><text:span text:style-name="T121">(in quanto la realizzazione delle opere relative all'impianto di …………………. devono essere eseguite da idonee imprese installatrici ai sensi del DM 22.1.2008 n.. 37 e non possono quindi essere “realizzate in proprio)</text:span></text:p>
        </text:list-item>
      </text:list>
      <text:p text:style-name="P122"><text:span text:style-name="T123">A) Autocertificazione resa dal committente o dal responsabile dei lavori attestante l'avvenuta verifica della documentazione di cui alle lettere a) e b) del comma 9 dell'art. 90 del D. Lgs n. 81/08 e s.m.i. con allegata una fotocopia di un documento di identità valido del dichiarante.<text:s/></text:span></text:p>
      <text:p text:style-name="P124"><text:span text:style-name="T125">B)<text:s/></text:span><text:span text:style-name="T126">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text:span><text:span text:style-name="T127">ante. (in riferimento ai punti A e B</text:span><text:span text:style-name="T128"><text:s/>vedasi modello predisposto dal Settore scaricabile dal sito internet<text:s/></text:span><text:a xlink:href="http://www.comune.savona.it/" office:target-frame-name="_top" xlink:show="replace"><text:span text:style-name="T129">www.comune.savona.it</text:span></text:a><text:a xlink:href="http://www.comune.savona.it/" office:target-frame-name="_top" xlink:show="replace"><text:span text:style-name="T130">)</text:span></text:a></text:p>
      <text:p text:style-name="P131"><text:span text:style-name="T132">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text:s/></text:span><text:a xlink:href="http://www.comune.savona.it/" office:target-frame-name="_top" xlink:show="replace"><text:span text:style-name="T133">www.comune.savona.it</text:span></text:a><text:span text:style-name="T134">)</text:span></text:p>
      <text:p text:style-name="P135"/>
      <text:soft-page-break/>
      <text:list text:style-name="LFO19" text:continue-numbering="true">
        <text:list-item>
          <text:p text:style-name="P136">indicazione del nominativo del Direttore dei Lavori, il quale deve sottoscrivere la<text:s/>segnalazione<text:s/>per accettazione dell’incarico di Direzione Lavori;</text:p>
        </text:list-item>
        <text:list-item>
          <text:p text:style-name="P137">verifica dell’intervento con specifico riferimento <text:s/>alla normativa di Piano di Bacino</text:p>
        </text:list-item>
        <text:list-item>
          <text:p text:style-name="P138">documentazione illustrativa e/o progettuale concernente la sicurezza degli impianti ai sensi del DM 22.1.2008 N. 37 e sue modifiche e integrazioni, ovvero progetto dell'impianto<text:s/><text:span text:style-name="T139">elettrico</text:span><text:s/>( art. 1 comma 2 lettera<text:s/><text:span text:style-name="T140">a),</text:span><text:s/>come previsto dall'art. 5 comma 1 del citato DM, redatto da professionista iscritto all'albo, o dal responsabile tecnico dell'impresa installatrice ( schema dell'impianto), nei casi prescritti dall'art. 7 comma 2 del citato DM.</text:p>
        </text:list-item>
        <text:list-item>
          <text:p text:style-name="P141">stralcio planimetrico della zona, scala minima 1:5000 con la localizzazione dell’immobile oggetto dell’intervento<text:s/></text:p>
        </text:list-item>
        <text:list-item>
          <text:p text:style-name="P142">elaborato contenente<text:span text:style-name="T143"><text:s/></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144">documentazione, relativa all'impresa esecutrice, in ottemperanza art. 90 del Decreto Legislativo 9 aprile 2008, n. 81 e s.m.i. ossia:</text:p>
        </text:list-item>
      </text:list>
      <text:p text:style-name="P145"><text:span text:style-name="T146">A) Autocertificazione resa dal committente o dal responsabile dei lavori attestante l'avvenuta verifica della documentazione di cui alle lettere a) e b) del comma 9 dell'art. 90 del D. Lgs n. 81/08 e s.m.i. con allegata una fotocopia di un documento di identità valido del dichiarante.<text:s/></text:span></text:p>
      <text:p text:style-name="P147"><text:span text:style-name="T148">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text:s/></text:span><text:a xlink:href="http://www.comune.savona.it/" office:target-frame-name="_top" xlink:show="replace"><text:span text:style-name="T149">www.comune.savona.it</text:span></text:a><text:a xlink:href="http://www.comune.savona.it/" office:target-frame-name="_top" xlink:show="replace"><text:span text:style-name="T150">)</text:span></text:a></text:p>
      <text:p text:style-name="P151"><text:span text:style-name="T152">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text:s/></text:span><text:a xlink:href="http://www.comune.savona.it/" office:target-frame-name="_top" xlink:show="replace"><text:span text:style-name="T153">www.comune.savona.it</text:span></text:a><text:span text:style-name="T154">)</text:span></text:p>
      <text:p text:style-name="P155"/>
      <text:list text:style-name="LFO19" text:continue-numbering="true">
        <text:list-item>
          <text:p text:style-name="P156">documentazione attestante il titolo ad eseguire l’intervento da Lei <text:s/>posseduto;</text:p>
        </text:list-item>
        <text:list-item>
          <text:p text:style-name="P157">autocertificazione <text:s/>del proprietario dell’alloggio nella quale venga dichiarata “ la piena ed esclusiva proprietà della porzione di sottotetto interessata dall’intervento e che ne terzi, ne il condominio e ne altri condomini hanno diritti di sorta su di essa”</text:p>
        </text:list-item>
        <text:list-item>
          <text:p text:style-name="P158">stralcio planimetrico della Carta Tecnica Regionale in scala 1:5000, con localizzazione dell’immobile oggetto dell’intervento ;</text:p>
        </text:list-item>
        <text:list-item>
          <text:p text:style-name="P159">stralcio cartografico degli strumenti urbanistici vigenti comunali e sovracomunali;</text:p>
        </text:list-item>
        <text:list-item>
          <text:p text:style-name="P160">estratto di mappa catastale in scala 1:1000 o 1:2000 con evidenziati i limiti di proprietà;</text:p>
        </text:list-item>
        <text:list-item>
          <text:p text:style-name="P161">documentazione fotografica dello stato dei luoghi e dell’edificio, con planimetria riportante indicati i punti di vista dai quali sono state scattate le fotografie ;</text:p>
        </text:list-item>
        <text:list-item>
          <text:p text:style-name="P162">elaborati grafici debitamente quotati con indicate le superfici e la destinazione di ogni locale oggetto di intervento</text:p>
        </text:list-item>
        <text:list-item>
          <text:p text:style-name="P163">nota di assenso debitamente sottoscritta dal proprietario dell’immobile completa di dati anagrafici dello stesso</text:p>
        </text:list-item>
        <text:list-item>
          <text:p text:style-name="P164">planimetria catastale e misura dell’unità immobiliare oggetto dell’intervento</text:p>
        </text:list-item>
        <text:list-item>
          <text:p text:style-name="P165">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s/></text:p>
        </text:list-item>
        <text:list-item>
          <text:p text:style-name="P166">tavola grafica dimostrativa del soddisfacimento degli standard urbanistici previsti dalle normative vigenti, completa dei relativi calcoli ;</text:p>
        </text:list-item>
        <text:list-item>
          <text:p text:style-name="P167">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168">modello Istat/201 (ritirabile presso il civico Settore Pianificazione Territoriale<text:s/>o scaricabile dal sito internet del Comune);<text:s/></text:p>
        </text:list-item>
        <text:list-item>
          <text:p text:style-name="P169">stralcio planimetrico della cartografia regionale nella scala 1:5000 con riportate la nuova costruzione le relative coordinate cartografiche (in due copie formato A4)</text:p>
        </text:list-item>
        <text:list-item>
          <text:p text:style-name="P170">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text:span text:style-name="T171">(da togliere in caso di box x legge sottotetti perché non abbiamo fac simile)</text:span></text:p>
        </text:list-item>
        <text:list-item>
          <text:p text:style-name="P172">parere preventivo in materia ai fini della prevenzione incendi, rilasciato dal Comando Provinciale dei Vigili del Fuoco;</text:p>
        </text:list-item>
        <text:list-item>
          <text:p text:style-name="P173">elaborati grafici e relazione con dichiarazione di conformità dell’intervento di cui alla normativa in materia di abbattimento delle barriere architettoniche,;</text:p>
        </text:list-item>
        <text:list-item>
          <text:p text:style-name="P174">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item>
          <text:p text:style-name="P175">integrazione alla relazione tecnica con la puntuale descrizione delle opere riguardanti le modifiche dell’impianto termico, dovrà essere precisata la modalità di evacuazione dei fumi, la potenza del generatore termico da sostituire e quello di nuova installazione, rammentando che nel caso che l’intervento relativo all’impianto si configuri ristrutturazione dell'impianto termico secondo le definizioni di cui al<text:s/><text:span text:style-name="T176">DPR 26 agosto 1993 n° 412 che reca il regolamento di cui alla Legge 9 gennaio 1991 n° 10( da verificare con nuove norme 311/06 allegato A) è necessario presentare</text:span><text:s/>il progetto ai sensi della L.10/91 cosi come modificata dal D.Lgs 192/05 e D. Lgs 311/06 da rivedere con norme regionali e regolamento edilizio.</text:p>
        </text:list-item>
        <text:list-item>
          <text:p text:style-name="P177">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elaborati tecnici e relazione;<text:s/><text:span text:style-name="T178">(l’intervento in oggetto prevede la realizzazione di opere strutturali portanti, per tali motivi qualora<text:s/></text:span><text:span text:style-name="T179">risulti necessario a termini di legge</text:span><text:span text:style-name="T180"><text:s/>inoltrare all'Ente di vigilanza competente in materia i calcoli statici e la relazione di calcolo a firma di tecnico abilitato,<text:s/></text:span><text:span text:style-name="T181">detta documentazione dovrà essere prodotta in copia allo scrivente</text:span><text:span text:style-name="T182">, prima dell’esecuzione di tali opere. Si ricorda inoltre che, ai sensi della vigente normativa, il committente, l’esecutore e il direttori lavori, sono solidamente responsabili delle opere realizzate)</text:span></text:p>
        </text:list-item>
      </text:list>
      <text:list text:style-name="LFO15" text:continue-numbering="true">
        <text:list-item>
          <text:p text:style-name="P183">nuova relazione tecnica</text:p>
          <text:list text:continue-numbering="true">
            <text:list-item>
              <text:p text:style-name="P184">in quanto l’asseverazione contenuta nella relazione tecnica prodotta non è espressa nella forma stabilita dal comma 3 dell’art. 21 bis della L.R. 16/08 e s.m.i.;</text:p>
            </text:list-item>
          </text:list>
        </text:list-item>
        <text:list-item>
          <text:p text:style-name="P185">la relazione tecnica prodotta non è conforme a quanto prescritto: manca infatti l’asseverazione esplicita del progettista; è quindi necessario che pervenga al Comune una relazione a firma del professionista abilitato alla progettazione che asseveri:</text:p>
        </text:list-item>
      </text:list>
      <text:list text:style-name="LFO22" text:continue-numbering="true">
        <text:list-item>
          <text:p text:style-name="P186">la ricoducibilità delle opere da realizzare alle fattispecie indicate all’art. 21 bis della L.R. n. 16/08</text:p>
        </text:list-item>
        <text:list-item>
          <text:p text:style-name="P187">il rispetto delle norme urbanistiche-edilizie, di quelle di sicurezza di quelle in materia di strutture e di<text:s/>quelle igienico-sanitarie</text:p>
        </text:list-item>
      </text:list>
      <text:p text:style-name="P188"/>
      <text:p text:style-name="P189">Si ricorda che tale asseverazione costituisce il presupposto fondamentale della Segnalazione di Inizio Attività ai sensi dell’art.19 della L.241/90 e<text:s/>s.m.i. così come definita dalla legislazione in materia.</text:p>
      <text:list text:style-name="LFO19" text:continue-numbering="true">
        <text:list-item>
          <text:p text:style-name="P190">l’intervento in oggetto prevede movimenti di terreno e scavi e pertanto risulta necessario:</text:p>
        </text:list-item>
      </text:list>
      <text:p text:style-name="P191"/>
      <text:list text:style-name="LFO31" text:continue-numbering="true">
        <text:list-item>
          <text:p text:style-name="P192">nel caso in cui<text:s/><text:span text:style-name="T193">non sia previsto il riutilizzo</text:span><text:s/>delle terre e rocce da scavo derivanti dall’intervento in oggetto, dovrà essere fornita una dichiarazione resa sottoforma di autocertificazione a firma del<text:s/><text:soft-page-break/>richiedente circa il<text:s/><text:span text:style-name="T194">conferimento in discarica,</text:span><text:s text:c="2"/>delle stesse, attenendosi a quanto previsto dalle vigenti norme in materia (<text:span text:style-name="T195">vedasi modello “Autocertificazione terre da scavo” predisposto dal Settore scaricabile dal sito internet <text:s text:c="2"/></text:span><text:span text:style-name="Hyperlink">www.comune.savona.it</text:span><text:span text:style-name="T196"><text:s/>)</text:span><text:span text:style-name="Hyperlink">.</text:span></text:p>
        </text:list-item>
        <text:list-item>
          <text:p text:style-name="P197">nel caso in cui, invece,<text:s/><text:span text:style-name="T198">ne sia previsto il riutilizzo</text:span><text:s/>per i reinterri o riempimenti in sito o in altre aree, dovranno essere effettuate le verifiche tecniche finalizzate al rispetto delle<text:s/><text:span text:style-name="T199">condizioni di utilizzo</text:span><text:s text:c="2"/>previste dalla normativa vigente in materia; relativamente a tali aspetti occorre rivolgersi al Servizio Ambiente di questo Comune, precisando che copia della documentazione inoltrata allo stesso, munita degli estremi di presentazione, dovrà essere trasmessa all’ufficio scrivente;</text:p>
        </text:list-item>
        <text:list-item>
          <text:p text:style-name="P200">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p>
        </text:list-item>
      </text:list>
      <text:p text:style-name="P201"/>
      <text:p text:style-name="P202"/>
      <text:p text:style-name="P203">Infine si rammenta l'obbligo del rispetto della normativa regionale per la prevenzione delle cadute dall'alto nei cantieri edili introdotta con la legge regionale n.5 del 15/02/2010, modificata dalla L.R. 43 del 17.12.2012.</text:p>
      <text:p text:style-name="P204">La normativa sopraccitata prevede l'obbligo di realizzare un sistema di ancoraggio permanente e sicuro per i lavoratori che operano sul tetto.</text:p>
      <text:p text:style-name="P205">A tal fine è necessario trasmettere:</text:p>
      <text:list text:style-name="LFO41" text:continue-numbering="true">
        <text:list-item>
          <text:p text:style-name="P206">elaborato planimetrico contenente l’individuazione dei punti di installazione dei dispositivi di ancoraggio, degli accessi e dei percorsi;</text:p>
        </text:list-item>
        <text:list-item>
          <text:p text:style-name="P207">relazione di calcolo di verifica della resistenza dei punti di ancoraggio rilasciata dal progettista stesso o da altro professionista abilitato</text:p>
        </text:list-item>
      </text:list>
      <text:p text:style-name="P208"><text:span text:style-name="T209">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text:s/></text:p>
      <text:p text:style-name="P210"/>
      <text:p text:style-name="P211"><text:span text:style-name="T212">Pertanto, essendosi riscontrata incompletezza formale degli elaborati a corredo della SCIA, ai sensi dell'art 30 comma 3, la stessa dovrà essere integrata con la documentazione sopra indicata entro 15 giorni dal ricevimento della presente, diversamente troveranno applicazione le disposizioni a termini di legge.</text:span></text:p>
      <text:p text:style-name="P213"/>
      <text:p text:style-name="P214">Distinti saluti.</text:p>
      <text:p text:style-name="P215"/>
      <table:table table:style-name="Table216">
        <table:table-columns>
          <table:table-column table:style-name="TableColumn217"/>
          <table:table-column table:style-name="TableColumn218"/>
        </table:table-columns>
        <table:table-row table:style-name="TableRow219">
          <table:table-cell table:style-name="TableCell220">
            <text:p text:style-name="P221">L’istruttore tecnico</text:p>
            <text:p text:style-name="P222">[tecnico_responsabile]</text:p>
          </table:table-cell>
          <table:table-cell table:style-name="TableCell223">
            <text:p text:style-name="P224"/>
          </table:table-cell>
        </table:table-row>
        <table:table-row table:style-name="TableRow225">
          <table:table-cell table:style-name="TableCell226">
            <text:p text:style-name="P227"/>
          </table:table-cell>
          <table:table-cell table:style-name="TableCell228">
            <text:p text:style-name="P229">Il responsabile del Servizio Edilizia Privata</text:p>
            <text:p text:style-name="P230">Geom. Ivo Maffioli</text:p>
          </table:table-cell>
        </table:table-row>
      </table:table>
      <text:p text:style-name="Normale"/>
      <text:h text:style-name="P231" text:outline-level="1">Informativa ai sensi dell’articolo 13 del D.Lgs 30 giugno 2003 n.196</text:h>
      <text:p text:style-name="P232"/>
      <text:p text:style-name="P233">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34"/>
      <text:p text:style-name="P235">Finalità del trattamento.</text:p>
      <text:soft-page-break/>
      <text:p text:style-name="P236">Il Comune di Savona, Settore<text:s/>Pianificazione<text:s/>Territoriale, desidera informarLa che la compilazione della<text:s/>segnalazione<text:s/>di inizio attività, comporta il conferimento di vari dati personali, che verranno trattati dal Comune di Savona per le finalità di applicazione della disciplina in materia urbanistico-edilizia.</text:p>
      <text:p text:style-name="P237"/>
      <text:p text:style-name="P23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39"/>
      <text:p text:style-name="P240">Gli stessi dati possono altresì essere comunicati a privati o enti pubblici economici qualora ciò sia previsto da una norma di legge o di regolamento.</text:p>
      <text:p text:style-name="P241"/>
      <text:p text:style-name="P242">Dati personali.</text:p>
      <text:p text:style-name="P243">I dati richiesti devono essere indicati obbligatoriamente onde rendere possibile le verifiche sulla<text:s/>segnalazione<text:s/>di inizio attività.</text:p>
      <text:p text:style-name="P244">Il rifiuto di fornire i dati richiesti comporterà l’impossibilità di rendere efficace la Sua<text:s/>segnalazione.</text:p>
      <text:p text:style-name="P245"/>
      <text:p text:style-name="P246">Modalità di trattamento.</text:p>
      <text:p text:style-name="P247">I dati verranno trattati con modalità prevalentemente informatizzate e con logiche pienamente rispondenti alle finalità da perseguire anche mediante:</text:p>
      <text:p text:style-name="P248">Verifiche dei dati esposti nella domanda e documentazione allegata con altri dati in possesso del Comune di Savona;</text:p>
      <text:p text:style-name="P249">Verifiche dei dati contenuti nella domanda e nella documentazione allegata con i dati in possesso di altri organismi.</text:p>
      <text:p text:style-name="P250"/>
      <text:p text:style-name="P251">Titolari del trattamento.</text:p>
      <text:p text:style-name="P252"><text:span text:style-name="T253">Il Comune di Savona assume la qualifica<text:s/></text:span><text:span text:style-name="T254">di titolare del trattamento dei dati personali</text:span><text:span text:style-name="T255">.</text:span></text:p>
      <text:p text:style-name="P256">Il responsabile del trattamento dei dati personali è il Direttore del<text:s/>Settore Pianificazione<text:s/>Territoriale<text:s/>Arch.<text:s/>Giovanna Macario.</text:p>
      <text:p text:style-name="P257"/>
      <text:p text:style-name="P258">Diritti dell’interessato.</text:p>
      <text:p text:style-name="P25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260"/>
      <text:p text:style-name="P261">Consenso.</text:p>
      <text:p text:style-name="P262">Il Comune di Savona, in quanto soggetto pubblico, non deve acquisire il consenso degli interessati per poter trattare i loro dati personali.</text:p>
      <text:p text:style-name="P263"/>
      <text:p text:style-name="P26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Zurich XBlk BT" svg:font-family="Zurich XBlk BT"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style:punctuation-wrap="hanging" fo:text-align="center" style:vertical-align="auto"/>
      <style:text-properties style:font-name="Arial" style:font-name-asian="Arial Unicode MS" style:font-name-complex="Arial" fo:font-weight="bold" style:font-weight-asian="bold" style:font-weight-complex="bold" fo:font-size="11pt" style:font-size-asian="11pt" style:font-size-complex="11pt" fo:hyphenate="false"/>
    </style:style>
    <style:style style:name="Normale" style:display-name="Normale" style:family="paragraph">
      <style:paragraph-properties style:punctuation-wrap="simple" style:text-autospace="none" style:vertical-align="baseline"/>
      <style:text-properties fo:hyphenate="false"/>
    </style:style>
    <style:style style:name="Car.predefinitoparagrafo" style:display-name="Car. predefinito paragrafo" style:family="text"/>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BodyText2" style:display-name="Body Text 2" style:family="paragraph" style:parent-style-name="Normale">
      <style:paragraph-properties fo:widows="0" fo:orphans="0" fo:text-align="justify" fo:margin-left="0.1972in" fo:text-indent="-0.1972in">
        <style:tab-stops>
          <style:tab-stop style:type="left" style:position="0in"/>
        </style:tab-stops>
      </style:paragraph-properties>
      <style:text-properties fo:font-size="11pt" style:font-size-asian="11pt" fo:hyphenate="false"/>
    </style:style>
    <style:style style:name="Corpodeltesto" style:display-name="Corpo del testo" style:family="paragraph" style:parent-style-name="Normale">
      <style:paragraph-properties fo:text-align="justify"/>
      <style:text-properties fo:font-size="12pt" style:font-size-asian="12pt" fo:hyphenate="false"/>
    </style:style>
    <style:style style:name="Rientrocorpodeltesto" style:display-name="Rientro corpo del testo" style:family="paragraph" style:parent-style-name="Normale">
      <style:paragraph-properties fo:text-align="justify" fo:margin-left="0.25in" fo:text-indent="0.2416in">
        <style:tab-stops/>
      </style:paragraph-properties>
      <style:text-properties fo:font-weight="bold" style:font-weight-asian="bold" style:font-weight-complex="bold" fo:font-size="12pt" style:font-size-asian="12pt" fo:hyphenate="false"/>
    </style:style>
    <style:style style:name="NormaleWeb" style:display-name="Normale (Web)" style:family="paragraph" style:parent-style-name="Normale">
      <style:paragraph-properties style:punctuation-wrap="hanging" style:text-autospace="ideograph-alpha" style:vertical-align="auto" fo:margin-top="0.0694in" fo:margin-bottom="0.0826in"/>
      <style:text-properties style:font-name="Arial Unicode MS" style:font-name-asian="Arial Unicode MS" style:font-name-complex="Arial Unicode MS" fo:font-size="12pt" style:font-size-asian="12pt" style:font-size-complex="12pt" fo:hyphenate="fals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Hyperlink" style:display-name="Hyperlink" style:family="text" style:parent-style-name="Car.predefinitoparagrafo">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Symbol"/>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9LVL1" style:family="text">
      <style:text-properties style:font-name="Symbol"/>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Wingdings" style:font-name-complex="Times New Roman" fo:font-size="8pt" style:font-size-asian="8pt" style:font-size-complex="8pt"/>
    </style:style>
    <style:style style:name="WW_CharLFO26LVL1" style:family="text">
      <style:text-properties style:font-name="Wingdings"/>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Wingdings"/>
    </style:style>
    <style:style style:name="WW_CharLFO32LVL1" style:family="text">
      <style:text-properties style:font-name="Wingdings"/>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1965in"/>
        <style:text-properties style:font-name="Symbol"/>
      </text:list-level-style-bullet>
    </text:list-style>
    <text:list-style style:name="LFO2">
      <text:list-level-style-number text:level="1" style:num-suffix="." style:num-format="1">
        <style:list-level-properties text:space-before="0in" text:min-label-width="0.1965in"/>
      </text:list-level-style-number>
    </text:list-style>
    <text:list-style style:name="LFO3">
      <text:list-level-style-bullet text:level="1" text:bullet-char="">
        <style:list-level-properties text:space-before="0.1972in" text:min-label-width="0.1965in"/>
        <style:text-properties style:font-name="Symbol"/>
      </text:list-level-style-bullet>
    </text:list-style>
    <text:list-style style:name="LFO4">
      <text:list-level-style-bullet text:level="1" text:bullet-char="">
        <style:list-level-properties text:space-before="0in" text:min-label-width="0.1965in"/>
        <style:text-properties style:font-name="Symbol"/>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4618in" text:min-label-width="0.25in"/>
      </text:list-level-style-number>
      <text:list-level-style-number text:level="2" style:num-suffix="." style:num-format="a" style:num-letter-sync="true">
        <style:list-level-properties text:space-before="0.9618in" text:min-label-width="0.25in"/>
      </text:list-level-style-number>
      <text:list-level-style-number text:level="3" style:num-suffix="." style:num-format="i">
        <style:list-level-properties fo:text-align="end" text:space-before="1.5868in" text:min-label-width="0.125in"/>
      </text:list-level-style-number>
      <text:list-level-style-number text:level="4" style:num-suffix="." style:num-format="1">
        <style:list-level-properties text:space-before="1.9618in" text:min-label-width="0.25in"/>
      </text:list-level-style-number>
      <text:list-level-style-number text:level="5" style:num-suffix="." style:num-format="a" style:num-letter-sync="true">
        <style:list-level-properties text:space-before="2.4618in" text:min-label-width="0.25in"/>
      </text:list-level-style-number>
      <text:list-level-style-number text:level="6" style:num-suffix="." style:num-format="i">
        <style:list-level-properties fo:text-align="end" text:space-before="3.0868in" text:min-label-width="0.125in"/>
      </text:list-level-style-number>
      <text:list-level-style-number text:level="7" style:num-suffix="." style:num-format="1">
        <style:list-level-properties text:space-before="3.4618in" text:min-label-width="0.25in"/>
      </text:list-level-style-number>
      <text:list-level-style-number text:level="8" style:num-suffix="." style:num-format="a" style:num-letter-sync="true">
        <style:list-level-properties text:space-before="3.9618in" text:min-label-width="0.25in"/>
      </text:list-level-style-number>
      <text:list-level-style-number text:level="9" style:num-suffix="." style:num-format="i">
        <style:list-level-properties fo:text-align="end" text:space-before="4.5868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in" text:min-label-width="0.1965in"/>
        <style:text-properties style:font-name="Symbol"/>
      </text:list-level-style-bullet>
      <text:list-level-style-number text:level="2" style:num-suffix="." style:num-format="a" style:num-letter-sync="true">
        <style:list-level-properties text:space-before="0.9618in" text:min-label-width="0.25in"/>
      </text:list-level-style-number>
      <text:list-level-style-number text:level="3" style:num-suffix="." style:num-format="i">
        <style:list-level-properties fo:text-align="end" text:space-before="1.5868in" text:min-label-width="0.125in"/>
      </text:list-level-style-number>
      <text:list-level-style-number text:level="4" style:num-suffix="." style:num-format="1">
        <style:list-level-properties text:space-before="1.9618in" text:min-label-width="0.25in"/>
      </text:list-level-style-number>
      <text:list-level-style-number text:level="5" style:num-suffix="." style:num-format="a" style:num-letter-sync="true">
        <style:list-level-properties text:space-before="2.4618in" text:min-label-width="0.25in"/>
      </text:list-level-style-number>
      <text:list-level-style-number text:level="6" style:num-suffix="." style:num-format="i">
        <style:list-level-properties fo:text-align="end" text:space-before="3.0868in" text:min-label-width="0.125in"/>
      </text:list-level-style-number>
      <text:list-level-style-number text:level="7" style:num-suffix="." style:num-format="1">
        <style:list-level-properties text:space-before="3.4618in" text:min-label-width="0.25in"/>
      </text:list-level-style-number>
      <text:list-level-style-number text:level="8" style:num-suffix="." style:num-format="a" style:num-letter-sync="true">
        <style:list-level-properties text:space-before="3.9618in" text:min-label-width="0.25in"/>
      </text:list-level-style-number>
      <text:list-level-style-number text:level="9" style:num-suffix="." style:num-format="i">
        <style:list-level-properties fo:text-align="end" text:space-before="4.5868in" text:min-label-width="0.125in"/>
      </text:list-level-style-number>
    </text:list-style>
    <text:list-style style:name="LFO10">
      <text:list-level-style-bullet text:level="1" text:bullet-char="">
        <style:list-level-properties text:space-before="0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style>
    <text:list-style style:name="LFO1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14">
      <text:list-level-style-bullet text:level="1" text:style-name="WW_CharLFO14LVL1" text:bullet-char="">
        <style:list-level-properties text:space-before="0.393in" text:min-label-width="0.1965in"/>
        <style:text-properties style:font-name="Symbol"/>
      </text:list-level-style-bullet>
      <text:list-level-style-bullet text:level="2" text:style-name="WW_CharLFO14LVL2" text:bullet-char="o">
        <style:list-level-properties text:space-before="1.143in" text:min-label-width="0.25in"/>
        <style:text-properties style:font-name="Courier New"/>
      </text:list-level-style-bullet>
      <text:list-level-style-bullet text:level="3" text:style-name="WW_CharLFO14LVL3" text:bullet-char="">
        <style:list-level-properties text:space-before="1.643in" text:min-label-width="0.25in"/>
        <style:text-properties style:font-name="Wingdings"/>
      </text:list-level-style-bullet>
      <text:list-level-style-bullet text:level="4" text:style-name="WW_CharLFO14LVL4" text:bullet-char="">
        <style:list-level-properties text:space-before="2.143in" text:min-label-width="0.25in"/>
        <style:text-properties style:font-name="Symbol"/>
      </text:list-level-style-bullet>
      <text:list-level-style-bullet text:level="5" text:style-name="WW_CharLFO14LVL5" text:bullet-char="o">
        <style:list-level-properties text:space-before="2.643in" text:min-label-width="0.25in"/>
        <style:text-properties style:font-name="Courier New"/>
      </text:list-level-style-bullet>
      <text:list-level-style-bullet text:level="6" text:style-name="WW_CharLFO14LVL6" text:bullet-char="">
        <style:list-level-properties text:space-before="3.143in" text:min-label-width="0.25in"/>
        <style:text-properties style:font-name="Wingdings"/>
      </text:list-level-style-bullet>
      <text:list-level-style-bullet text:level="7" text:style-name="WW_CharLFO14LVL7" text:bullet-char="">
        <style:list-level-properties text:space-before="3.643in" text:min-label-width="0.25in"/>
        <style:text-properties style:font-name="Symbol"/>
      </text:list-level-style-bullet>
      <text:list-level-style-bullet text:level="8" text:style-name="WW_CharLFO14LVL8" text:bullet-char="o">
        <style:list-level-properties text:space-before="4.143in" text:min-label-width="0.25in"/>
        <style:text-properties style:font-name="Courier New"/>
      </text:list-level-style-bullet>
      <text:list-level-style-bullet text:level="9" text:style-name="WW_CharLFO14LVL9" text:bullet-char="">
        <style:list-level-properties text:space-before="4.643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Wingdings"/>
      </text:list-level-style-bullet>
      <text:list-level-style-number text:level="2" style:num-suffix="." style:num-format="1">
        <style:list-level-properties text:space-before="0.75in" text:min-label-width="0.1965in"/>
      </text:list-level-style-number>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Wingdings"/>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suffix=")" style:num-format="1">
        <style:list-level-properties text:space-before="0.25in" text:min-label-width="0.25in"/>
      </text:list-level-style-number>
    </text:list-style>
    <text:list-style style:name="LFO18">
      <text:list-level-style-bullet text:level="1" text:style-name="WW_CharLFO18LVL1" text:bullet-char="">
        <style:list-level-properties text:space-before="0.25in" text:min-label-width="0.25in"/>
        <style:text-properties style:font-name="Wingdings"/>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3152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3284in" text:min-label-width="0.3152in"/>
        <style:text-properties style:font-name="Symbol"/>
      </text:list-level-style-bullet>
      <text:list-level-style-bullet text:level="2" text:style-name="WW_CharLFO20LVL2" text:bullet-char="o">
        <style:list-level-properties text:space-before="1in" text:min-label-width="0.25in"/>
        <style:text-properties style:font-name="Courier New"/>
      </text:list-level-style-bullet>
      <text:list-level-style-bullet text:level="3" text:style-name="WW_CharLFO20LVL3" text:bullet-char="">
        <style:list-level-properties text:space-before="1.5in" text:min-label-width="0.25in"/>
        <style:text-properties style:font-name="Wingdings"/>
      </text:list-level-style-bullet>
      <text:list-level-style-bullet text:level="4" text:style-name="WW_CharLFO20LVL4" text:bullet-char="">
        <style:list-level-properties text:space-before="2in" text:min-label-width="0.25in"/>
        <style:text-properties style:font-name="Symbol"/>
      </text:list-level-style-bullet>
      <text:list-level-style-bullet text:level="5" text:style-name="WW_CharLFO20LVL5" text:bullet-char="o">
        <style:list-level-properties text:space-before="2.5in" text:min-label-width="0.25in"/>
        <style:text-properties style:font-name="Courier New"/>
      </text:list-level-style-bullet>
      <text:list-level-style-bullet text:level="6" text:style-name="WW_CharLFO20LVL6" text:bullet-char="">
        <style:list-level-properties text:space-before="3in" text:min-label-width="0.25in"/>
        <style:text-properties style:font-name="Wingdings"/>
      </text:list-level-style-bullet>
      <text:list-level-style-bullet text:level="7" text:style-name="WW_CharLFO20LVL7" text:bullet-char="">
        <style:list-level-properties text:space-before="3.5in" text:min-label-width="0.25in"/>
        <style:text-properties style:font-name="Symbol"/>
      </text:list-level-style-bullet>
      <text:list-level-style-bullet text:level="8" text:style-name="WW_CharLFO20LVL8" text:bullet-char="o">
        <style:list-level-properties text:space-before="4in" text:min-label-width="0.25in"/>
        <style:text-properties style:font-name="Courier New"/>
      </text:list-level-style-bullet>
      <text:list-level-style-bullet text:level="9" text:style-name="WW_CharLFO20LVL9" text:bullet-char="">
        <style:list-level-properties text:space-before="4.5in" text:min-label-width="0.25in"/>
        <style:text-properties style:font-name="Wingdings"/>
      </text:list-level-style-bullet>
    </text:list-style>
    <text:list-style style:name="LFO21">
      <text:list-level-style-bullet text:level="1" text:style-name="WW_CharLFO21LVL1" text:bullet-char="">
        <style:list-level-properties text:space-before="0.0784in" text:min-label-width="0.3152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4916in" text:min-label-width="0.3152in"/>
        <style:text-properties style:font-name="Symbol"/>
      </text:list-level-style-bullet>
      <text:list-level-style-number text:level="2" style:num-suffix="." style:num-format="1">
        <style:list-level-properties text:space-before="0.9916in" text:min-label-width="0.1965in"/>
      </text:list-level-style-number>
      <text:list-level-style-bullet text:level="3" text:style-name="WW_CharLFO22LVL3" text:bullet-char="">
        <style:list-level-properties text:space-before="1.4916in" text:min-label-width="0.25in"/>
        <style:text-properties style:font-name="Wingdings"/>
      </text:list-level-style-bullet>
      <text:list-level-style-bullet text:level="4" text:style-name="WW_CharLFO22LVL4" text:bullet-char="">
        <style:list-level-properties text:space-before="1.9916in" text:min-label-width="0.25in"/>
        <style:text-properties style:font-name="Symbol"/>
      </text:list-level-style-bullet>
      <text:list-level-style-bullet text:level="5" text:style-name="WW_CharLFO22LVL5" text:bullet-char="o">
        <style:list-level-properties text:space-before="2.4916in" text:min-label-width="0.25in"/>
        <style:text-properties style:font-name="Courier New"/>
      </text:list-level-style-bullet>
      <text:list-level-style-bullet text:level="6" text:style-name="WW_CharLFO22LVL6" text:bullet-char="">
        <style:list-level-properties text:space-before="2.9916in" text:min-label-width="0.25in"/>
        <style:text-properties style:font-name="Wingdings"/>
      </text:list-level-style-bullet>
      <text:list-level-style-bullet text:level="7" text:style-name="WW_CharLFO22LVL7" text:bullet-char="">
        <style:list-level-properties text:space-before="3.4916in" text:min-label-width="0.25in"/>
        <style:text-properties style:font-name="Symbol"/>
      </text:list-level-style-bullet>
      <text:list-level-style-bullet text:level="8" text:style-name="WW_CharLFO22LVL8" text:bullet-char="o">
        <style:list-level-properties text:space-before="3.9916in" text:min-label-width="0.25in"/>
        <style:text-properties style:font-name="Courier New"/>
      </text:list-level-style-bullet>
      <text:list-level-style-bullet text:level="9" text:style-name="WW_CharLFO22LVL9" text:bullet-char="">
        <style:list-level-properties text:space-before="4.4916in" text:min-label-width="0.25in"/>
        <style:text-properties style:font-name="Wingdings"/>
      </text:list-level-style-bullet>
    </text:list-style>
    <text:list-style style:name="LFO23">
      <text:list-level-style-bullet text:level="1" text:style-name="WW_CharLFO23LVL1" text:bullet-char="">
        <style:list-level-properties text:space-before="0in" text:min-label-width="0.25in"/>
        <style:text-properties style:font-name="Wingdings"/>
      </text:list-level-style-bullet>
    </text:list-style>
    <text:list-style style:name="LFO24">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6">
      <text:list-level-style-bullet text:level="1" text:style-name="WW_CharLFO26LVL1" text:bullet-char="">
        <style:list-level-properties text:space-before="0.8152in" text:min-label-width="0.25in"/>
        <style:text-properties style:font-name="Wingdings"/>
      </text:list-level-style-bullet>
      <text:list-level-style-number text:level="2" style:num-suffix="." style:num-format="1">
        <style:list-level-properties text:space-before="1.3152in" text:min-label-width="0.25in"/>
      </text:list-level-style-number>
      <text:list-level-style-bullet text:level="3" text:style-name="WW_CharLFO26LVL3" text:bullet-char="">
        <style:list-level-properties text:space-before="1.8152in" text:min-label-width="0.25in"/>
        <style:text-properties style:font-name="Wingdings"/>
      </text:list-level-style-bullet>
      <text:list-level-style-bullet text:level="4" text:style-name="WW_CharLFO26LVL4" text:bullet-char="">
        <style:list-level-properties text:space-before="2.3152in" text:min-label-width="0.25in"/>
        <style:text-properties style:font-name="Symbol"/>
      </text:list-level-style-bullet>
      <text:list-level-style-bullet text:level="5" text:style-name="WW_CharLFO26LVL5" text:bullet-char="o">
        <style:list-level-properties text:space-before="2.8152in" text:min-label-width="0.25in"/>
        <style:text-properties style:font-name="Courier New"/>
      </text:list-level-style-bullet>
      <text:list-level-style-bullet text:level="6" text:style-name="WW_CharLFO26LVL6" text:bullet-char="">
        <style:list-level-properties text:space-before="3.3152in" text:min-label-width="0.25in"/>
        <style:text-properties style:font-name="Wingdings"/>
      </text:list-level-style-bullet>
      <text:list-level-style-bullet text:level="7" text:style-name="WW_CharLFO26LVL7" text:bullet-char="">
        <style:list-level-properties text:space-before="3.8152in" text:min-label-width="0.25in"/>
        <style:text-properties style:font-name="Symbol"/>
      </text:list-level-style-bullet>
      <text:list-level-style-bullet text:level="8" text:style-name="WW_CharLFO26LVL8" text:bullet-char="o">
        <style:list-level-properties text:space-before="4.3152in" text:min-label-width="0.25in"/>
        <style:text-properties style:font-name="Courier New"/>
      </text:list-level-style-bullet>
      <text:list-level-style-bullet text:level="9" text:style-name="WW_CharLFO26LVL9" text:bullet-char="">
        <style:list-level-properties text:space-before="4.8152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Wingdings"/>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min-label-width="0in"/>
        <style:text-properties style:font-name="Wingdings"/>
      </text:list-level-style-bullet>
    </text:list-style>
    <text:list-style style:name="LFO31">
      <text:list-level-style-number text:level="1" style:num-suffix=")" style:num-format="1">
        <style:list-level-properties text:space-before="0.25in" text:min-label-width="0.25in"/>
      </text:list-level-style-number>
    </text:list-style>
    <text:list-style style:name="LFO32">
      <text:list-level-style-bullet text:level="1" text:style-name="WW_CharLFO32LVL1" text:bullet-char="">
        <style:list-level-properties text:min-label-width="0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5in" text:min-label-width="0.25in"/>
        <style:text-properties style:font-name="Wingdings"/>
      </text:list-level-style-bullet>
      <text:list-level-style-bullet text:level="2" text:style-name="WW_CharLFO35LVL2" text:bullet-char="o">
        <style:list-level-properties text:space-before="1in" text:min-label-width="0.25in"/>
        <style:text-properties style:font-name="Courier New"/>
      </text:list-level-style-bullet>
      <text:list-level-style-bullet text:level="3" text:style-name="WW_CharLFO35LVL3" text:bullet-char="">
        <style:list-level-properties text:space-before="1.5in" text:min-label-width="0.25in"/>
        <style:text-properties style:font-name="Wingdings"/>
      </text:list-level-style-bullet>
      <text:list-level-style-bullet text:level="4" text:style-name="WW_CharLFO35LVL4" text:bullet-char="">
        <style:list-level-properties text:space-before="2in" text:min-label-width="0.25in"/>
        <style:text-properties style:font-name="Symbol"/>
      </text:list-level-style-bullet>
      <text:list-level-style-bullet text:level="5" text:style-name="WW_CharLFO35LVL5" text:bullet-char="o">
        <style:list-level-properties text:space-before="2.5in" text:min-label-width="0.25in"/>
        <style:text-properties style:font-name="Courier New"/>
      </text:list-level-style-bullet>
      <text:list-level-style-bullet text:level="6" text:style-name="WW_CharLFO35LVL6" text:bullet-char="">
        <style:list-level-properties text:space-before="3in" text:min-label-width="0.25in"/>
        <style:text-properties style:font-name="Wingdings"/>
      </text:list-level-style-bullet>
      <text:list-level-style-bullet text:level="7" text:style-name="WW_CharLFO35LVL7" text:bullet-char="">
        <style:list-level-properties text:space-before="3.5in" text:min-label-width="0.25in"/>
        <style:text-properties style:font-name="Symbol"/>
      </text:list-level-style-bullet>
      <text:list-level-style-bullet text:level="8" text:style-name="WW_CharLFO35LVL8" text:bullet-char="o">
        <style:list-level-properties text:space-before="4in" text:min-label-width="0.25in"/>
        <style:text-properties style:font-name="Courier New"/>
      </text:list-level-style-bullet>
      <text:list-level-style-bullet text:level="9" text:style-name="WW_CharLFO35LVL9" text:bullet-char="">
        <style:list-level-properties text:space-before="4.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75in" text:min-label-width="0.25in"/>
        <style:text-properties style:font-name="Wingdings"/>
      </text:list-level-style-bullet>
      <text:list-level-style-bullet text:level="2" text:style-name="WW_CharLFO37LVL2" text:bullet-char="o">
        <style:list-level-properties text:space-before="1.25in" text:min-label-width="0.25in"/>
        <style:text-properties style:font-name="Courier New"/>
      </text:list-level-style-bullet>
      <text:list-level-style-bullet text:level="3" text:style-name="WW_CharLFO37LVL3" text:bullet-char="">
        <style:list-level-properties text:space-before="1.75in" text:min-label-width="0.25in"/>
        <style:text-properties style:font-name="Wingdings"/>
      </text:list-level-style-bullet>
      <text:list-level-style-bullet text:level="4" text:style-name="WW_CharLFO37LVL4" text:bullet-char="">
        <style:list-level-properties text:space-before="2.25in" text:min-label-width="0.25in"/>
        <style:text-properties style:font-name="Symbol"/>
      </text:list-level-style-bullet>
      <text:list-level-style-bullet text:level="5" text:style-name="WW_CharLFO37LVL5" text:bullet-char="o">
        <style:list-level-properties text:space-before="2.75in" text:min-label-width="0.25in"/>
        <style:text-properties style:font-name="Courier New"/>
      </text:list-level-style-bullet>
      <text:list-level-style-bullet text:level="6" text:style-name="WW_CharLFO37LVL6" text:bullet-char="">
        <style:list-level-properties text:space-before="3.25in" text:min-label-width="0.25in"/>
        <style:text-properties style:font-name="Wingdings"/>
      </text:list-level-style-bullet>
      <text:list-level-style-bullet text:level="7" text:style-name="WW_CharLFO37LVL7" text:bullet-char="">
        <style:list-level-properties text:space-before="3.75in" text:min-label-width="0.25in"/>
        <style:text-properties style:font-name="Symbol"/>
      </text:list-level-style-bullet>
      <text:list-level-style-bullet text:level="8" text:style-name="WW_CharLFO37LVL8" text:bullet-char="o">
        <style:list-level-properties text:space-before="4.25in" text:min-label-width="0.25in"/>
        <style:text-properties style:font-name="Courier New"/>
      </text:list-level-style-bullet>
      <text:list-level-style-bullet text:level="9" text:style-name="WW_CharLFO37LVL9" text:bullet-char="">
        <style:list-level-properties text:space-before="4.7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Wingdings"/>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Wingdings"/>
      </text:list-level-style-bullet>
      <text:list-level-style-bullet text:level="5" text:style-name="WW_CharLFO39LVL5" text:bullet-char="">
        <style:list-level-properties text:space-before="2.25in" text:min-label-width="0.25in"/>
        <style:text-properties style:font-name="Wingdings"/>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Wingdings"/>
      </text:list-level-style-bullet>
      <text:list-level-style-bullet text:level="8" text:style-name="WW_CharLFO39LVL8" text:bullet-char="">
        <style:list-level-properties text:space-before="3.75in" text:min-label-width="0.25in"/>
        <style:text-properties style:font-name="Wingdings"/>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text:style-name="WW_CharLFO40LVL1" style:num-prefix="" style:num-format="">
        <style:list-level-properties text:space-before="0in" text:min-label-width="0in"/>
      </text:list-level-style-number>
    </text:list-style>
    <text:list-style style:name="LFO41">
      <text:list-level-style-number text:level="1" style:num-suffix=")" style:num-format="a" style:num-letter-sync="true">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style:page-layout style:name="PL0">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7798in"/>
      </style:footer-style>
    </style:page-layout>
    <style:style style:name="T2" style:parent-style-name="Car.predefinitoparagrafo" style:family="text">
      <style:text-properties style:font-name="Zurich XBlk BT" fo:font-size="8pt" style:font-size-asian="8pt"/>
    </style:style>
    <style:style style:name="T3" style:parent-style-name="Car.predefinitoparagrafo" style:family="text">
      <style:text-properties style:font-name="Zurich XBlk BT" fo:font-size="8pt" style:font-size-asian="8pt"/>
    </style:style>
    <style:style style:name="T4" style:parent-style-name="Car.predefinitoparagrafo" style:family="text">
      <style:text-properties style:font-name="Zurich XBlk BT" fo:font-size="8pt" style:font-size-asian="8pt"/>
    </style:style>
    <style:style style:name="T5" style:parent-style-name="Car.predefinitoparagrafo" style:family="text">
      <style:text-properties style:font-name="Zurich XBlk BT" fo:font-size="8pt" style:font-size-asian="8pt"/>
    </style:style>
    <style:style style:name="T6" style:parent-style-name="Car.predefinitoparagrafo" style:family="text">
      <style:text-properties style:font-name="Zurich XBlk BT" fo:font-size="8pt" style:font-size-asian="8pt"/>
    </style:style>
    <style:style style:name="P7" style:parent-style-name="Normale" style:family="paragraph">
      <style:paragraph-properties fo:text-align="justify"/>
    </style:style>
    <style:style style:name="T8" style:parent-style-name="Car.predefinitoparagrafo" style:family="text">
      <style:text-properties style:font-name="Arial" fo:font-weight="bold" style:font-weight-asian="bold" fo:font-size="20pt" style:font-size-asian="20pt"/>
    </style:style>
    <style:style style:name="P9" style:parent-style-name="Normale" style:family="paragraph">
      <style:paragraph-properties fo:text-align="justify"/>
    </style:style>
    <style:style style:name="T10" style:parent-style-name="Car.predefinitoparagrafo" style:family="text">
      <style:text-properties fo:font-style="italic" style:font-style-asian="italic" fo:font-size="16pt" style:font-size-asian="16pt"/>
    </style:style>
    <style:style style:name="P11" style:parent-style-name="Normale" style:family="paragraph">
      <style:paragraph-properties fo:text-align="justify" style:vertical-align="auto"/>
    </style:style>
    <style:style style:name="T12" style:parent-style-name="Car.predefinitoparagrafo" style:family="text">
      <style:text-properties fo:font-style="italic" style:font-style-asian="italic" style:font-style-complex="italic" fo:font-size="12pt" style:font-size-asian="12pt"/>
    </style:style>
    <style:style style:name="P13" style:parent-style-name="Normale" style:family="paragraph">
      <style:paragraph-properties fo:text-align="justify"/>
    </style:style>
    <style:style style:name="T14" style:parent-style-name="Car.predefinitoparagrafo" style:family="text">
      <style:text-properties fo:font-weight="bold" style:font-weight-asian="bold" fo:background-color="#00FF00" style:text-underline-type="single" style:text-underline-style="solid" style:text-underline-width="auto" style:text-underline-mode="continuous"/>
    </style:style>
    <style:style style:name="P15" style:parent-style-name="Normale" style:family="paragraph">
      <style:paragraph-properties fo:text-align="justify"/>
    </style:style>
    <style:style style:name="T16" style:parent-style-name="Car.predefinitoparagrafo" style:family="text">
      <style:text-properties fo:background-color="#FFFF00"/>
    </style:style>
    <style:style style:name="TableColumn18" style:family="table-column">
      <style:table-column-properties style:column-width="1.1812in" style:use-optimal-column-width="false"/>
    </style:style>
    <style:style style:name="TableColumn19" style:family="table-column">
      <style:table-column-properties style:column-width="2.0673in" style:use-optimal-column-width="false"/>
    </style:style>
    <style:style style:name="TableColumn20" style:family="table-column">
      <style:table-column-properties style:column-width="1.575in" style:use-optimal-column-width="false"/>
    </style:style>
    <style:style style:name="TableColumn21" style:family="table-column">
      <style:table-column-properties style:column-width="1.8701in" style:use-optimal-column-width="false"/>
    </style:style>
    <style:style style:name="Table17" style:family="table">
      <style:table-properties style:width="6.6937in" fo:margin-left="0.0486in" table:align="left"/>
    </style:style>
    <style:style style:name="TableRow22" style:family="table-row">
      <style:table-row-properties style:use-optimal-row-height="false"/>
    </style:style>
    <style:style style:name="TableCell23" style:family="table-cell">
      <style:table-cell-properties fo:border-top="0.0104in solid #000000" fo:border-left="0.0104in solid #000000" fo:border-bottom="none" fo:border-right="none" fo:padding-top="0in" fo:padding-left="0.0486in" fo:padding-bottom="0in" fo:padding-right="0.0486in"/>
    </style:style>
    <style:style style:name="P24" style:parent-style-name="Normale" style:family="paragraph">
      <style:paragraph-properties fo:text-align="justify"/>
      <style:text-properties fo:font-style="italic" style:font-style-asian="italic" fo:font-size="8pt" style:font-size-asian="8pt"/>
    </style:style>
    <style:style style:name="TableCell25" style:family="table-cell">
      <style:table-cell-properties fo:border-top="0.0104in solid #000000" fo:border-left="none" fo:border-bottom="none" fo:border-right="none" fo:padding-top="0in" fo:padding-left="0.0486in" fo:padding-bottom="0in" fo:padding-right="0.0486in"/>
    </style:style>
    <style:style style:name="P26" style:parent-style-name="Normale" style:family="paragraph">
      <style:paragraph-properties fo:text-align="justify"/>
      <style:text-properties fo:font-style="italic" style:font-style-asian="italic" fo:font-size="8pt" style:font-size-asian="8pt"/>
    </style:style>
    <style:style style:name="TableCell27" style:family="table-cell">
      <style:table-cell-properties fo:border-top="0.0104in solid #000000" fo:border-left="none" fo:border-bottom="none" fo:border-right="none" fo:padding-top="0in" fo:padding-left="0.0486in" fo:padding-bottom="0in" fo:padding-right="0.0486in"/>
    </style:style>
    <style:style style:name="P28" style:parent-style-name="Normale" style:family="paragraph">
      <style:paragraph-properties fo:text-align="justify"/>
      <style:text-properties fo:font-style="italic" style:font-style-asian="italic" fo:font-size="8pt" style:font-size-asian="8pt"/>
    </style:style>
    <style:style style:name="TableCell29" style:family="table-cell">
      <style:table-cell-properties fo:border-top="0.0104in solid #000000" fo:border-left="none" fo:border-bottom="none" fo:border-right="0.0104in solid #000000" fo:padding-top="0in" fo:padding-left="0.0486in" fo:padding-bottom="0in" fo:padding-right="0.0486in"/>
    </style:style>
    <style:style style:name="P30" style:parent-style-name="Normale" style:family="paragraph">
      <style:paragraph-properties fo:text-align="justify"/>
      <style:text-properties fo:font-style="italic" style:font-style-asian="italic" fo:font-size="8pt" style:font-size-asian="8pt"/>
    </style:style>
    <style:style style:name="TableRow31" style:family="table-row">
      <style:table-row-properties style:use-optimal-row-height="false"/>
    </style:style>
    <style:style style:name="TableCell32" style:family="table-cell">
      <style:table-cell-properties fo:border-top="none" fo:border-left="0.0104in solid #000000" fo:border-bottom="none" fo:border-right="none" fo:padding-top="0in" fo:padding-left="0.0486in" fo:padding-bottom="0in" fo:padding-right="0.0486in"/>
    </style:style>
    <style:style style:name="P33" style:parent-style-name="Normale" style:family="paragraph">
      <style:paragraph-properties fo:text-align="justify"/>
    </style:style>
    <style:style style:name="T34" style:parent-style-name="Car.predefinitoparagrafo" style:family="text">
      <style:text-properties fo:font-style="italic" style:font-style-asian="italic" fo:font-size="8pt" style:font-size-asian="8pt"/>
    </style:style>
    <style:style style:name="TableCell35" style:family="table-cell">
      <style:table-cell-properties fo:border="none" fo:padding-top="0in" fo:padding-left="0.0486in" fo:padding-bottom="0in" fo:padding-right="0.0486in"/>
    </style:style>
    <style:style style:name="P36" style:parent-style-name="Normale" style:family="paragraph">
      <style:paragraph-properties fo:text-align="justify"/>
    </style:style>
    <style:style style:name="T37" style:parent-style-name="Car.predefinitoparagrafo" style:family="text">
      <style:text-properties fo:font-style="italic" style:font-style-asian="italic" fo:font-size="8pt" style:font-size-asian="8pt"/>
    </style:style>
    <style:style style:name="TableCell38" style:family="table-cell">
      <style:table-cell-properties fo:border="none" fo:padding-top="0in" fo:padding-left="0.0486in" fo:padding-bottom="0in" fo:padding-right="0.0486in"/>
    </style:style>
    <style:style style:name="P39" style:parent-style-name="Normale" style:family="paragraph">
      <style:paragraph-properties fo:text-align="justify"/>
      <style:text-properties fo:font-style="italic" style:font-style-asian="italic" fo:font-size="8pt" style:font-size-asian="8pt"/>
    </style:style>
    <style:style style:name="TableCell40" style:family="table-cell">
      <style:table-cell-properties fo:border-top="none" fo:border-left="none" fo:border-bottom="none" fo:border-right="0.0104in solid #000000" fo:padding-top="0in" fo:padding-left="0.0486in" fo:padding-bottom="0in" fo:padding-right="0.0486in"/>
    </style:style>
    <style:style style:name="P41" style:parent-style-name="Normale" style:family="paragraph">
      <style:paragraph-properties fo:text-align="justify"/>
      <style:text-properties fo:font-style="italic" style:font-style-asian="italic" fo:font-size="8pt" style:font-size-asian="8pt"/>
    </style:style>
    <style:style style:name="TableRow42" style:family="table-row">
      <style:table-row-properties style:use-optimal-row-height="false"/>
    </style:style>
    <style:style style:name="TableCell43" style:family="table-cell">
      <style:table-cell-properties fo:border-top="none" fo:border-left="0.0104in solid #000000" fo:border-bottom="none" fo:border-right="none" fo:padding-top="0in" fo:padding-left="0.0486in" fo:padding-bottom="0in" fo:padding-right="0.0486in"/>
    </style:style>
    <style:style style:name="P44" style:parent-style-name="Normale" style:family="paragraph">
      <style:paragraph-properties fo:text-align="justify"/>
      <style:text-properties fo:font-style="italic" style:font-style-asian="italic" fo:font-size="8pt" style:font-size-asian="8pt"/>
    </style:style>
    <style:style style:name="TableCell45" style:family="table-cell">
      <style:table-cell-properties fo:border="none" fo:padding-top="0in" fo:padding-left="0.0486in" fo:padding-bottom="0in" fo:padding-right="0.0486in"/>
    </style:style>
    <style:style style:name="P46" style:parent-style-name="Normale" style:family="paragraph">
      <style:paragraph-properties fo:text-align="justify"/>
      <style:text-properties fo:font-style="italic" style:font-style-asian="italic" fo:font-size="8pt" style:font-size-asian="8pt"/>
    </style:style>
    <style:style style:name="TableCell47" style:family="table-cell">
      <style:table-cell-properties fo:border="none" fo:padding-top="0in" fo:padding-left="0.0486in" fo:padding-bottom="0in" fo:padding-right="0.0486in"/>
    </style:style>
    <style:style style:name="P48" style:parent-style-name="Normale" style:family="paragraph">
      <style:paragraph-properties fo:text-align="justify"/>
      <style:text-properties fo:font-style="italic" style:font-style-asian="italic" fo:font-size="8pt" style:font-size-asian="8pt"/>
    </style:style>
    <style:style style:name="TableCell49" style:family="table-cell">
      <style:table-cell-properties fo:border-top="none" fo:border-left="none" fo:border-bottom="none" fo:border-right="0.0104in solid #000000" fo:padding-top="0in" fo:padding-left="0.0486in" fo:padding-bottom="0in" fo:padding-right="0.0486in"/>
    </style:style>
    <style:style style:name="P50" style:parent-style-name="Normale" style:family="paragraph">
      <style:paragraph-properties fo:text-align="justify"/>
    </style:style>
    <style:style style:name="TableRow51" style:family="table-row">
      <style:table-row-properties style:use-optimal-row-height="false"/>
    </style:style>
    <style:style style:name="TableCell52" style:family="table-cell">
      <style:table-cell-properties fo:border-top="none" fo:border-left="0.0104in solid #000000" fo:border-bottom="none" fo:border-right="none" fo:padding-top="0in" fo:padding-left="0.0486in" fo:padding-bottom="0in" fo:padding-right="0.0486in"/>
    </style:style>
    <style:style style:name="P53" style:parent-style-name="Normale" style:family="paragraph">
      <style:paragraph-properties fo:text-align="justify"/>
      <style:text-properties fo:font-style="italic" style:font-style-asian="italic" fo:font-size="8pt" style:font-size-asian="8pt"/>
    </style:style>
    <style:style style:name="TableCell54" style:family="table-cell">
      <style:table-cell-properties fo:border="none" fo:padding-top="0in" fo:padding-left="0.0486in" fo:padding-bottom="0in" fo:padding-right="0.0486in"/>
    </style:style>
    <style:style style:name="P55" style:parent-style-name="Normale" style:family="paragraph">
      <style:paragraph-properties fo:text-align="justify"/>
      <style:text-properties fo:font-style="italic" style:font-style-asian="italic" fo:font-size="8pt" style:font-size-asian="8pt"/>
    </style:style>
    <style:style style:name="P56" style:parent-style-name="Normale" style:family="paragraph">
      <style:paragraph-properties fo:text-align="justify"/>
      <style:text-properties fo:font-style="italic" style:font-style-asian="italic" fo:font-size="8pt" style:font-size-asian="8pt"/>
    </style:style>
    <style:style style:name="TableCell57" style:family="table-cell">
      <style:table-cell-properties fo:border="none" fo:padding-top="0in" fo:padding-left="0.0486in" fo:padding-bottom="0in" fo:padding-right="0.0486in"/>
    </style:style>
    <style:style style:name="P58" style:parent-style-name="Normale" style:family="paragraph">
      <style:paragraph-properties fo:text-align="justify"/>
      <style:text-properties fo:font-style="italic" style:font-style-asian="italic" fo:font-size="8pt" style:font-size-asian="8pt"/>
    </style:style>
    <style:style style:name="P59" style:parent-style-name="Normale" style:family="paragraph">
      <style:paragraph-properties fo:text-align="justify"/>
      <style:text-properties fo:font-style="italic" style:font-style-asian="italic" fo:font-size="8pt" style:font-size-asian="8pt"/>
    </style:style>
    <style:style style:name="TableCell60" style:family="table-cell">
      <style:table-cell-properties fo:border-top="none" fo:border-left="none" fo:border-bottom="none" fo:border-right="0.0104in solid #000000" fo:padding-top="0in" fo:padding-left="0.0486in" fo:padding-bottom="0in" fo:padding-right="0.0486in"/>
    </style:style>
    <style:style style:name="P61" style:parent-style-name="Normale" style:family="paragraph">
      <style:paragraph-properties fo:text-align="justify"/>
      <style:text-properties fo:font-style="italic" style:font-style-asian="italic" fo:font-size="8pt" style:font-size-asian="8pt"/>
    </style:style>
    <style:style style:name="P62" style:parent-style-name="Normale" style:family="paragraph">
      <style:paragraph-properties fo:text-align="justify"/>
      <style:text-properties fo:font-style="italic" style:font-style-asian="italic" fo:font-size="8pt" style:font-size-asian="8pt"/>
    </style:style>
    <style:style style:name="TableRow63" style:family="table-row">
      <style:table-row-properties style:use-optimal-row-height="false"/>
    </style:style>
    <style:style style:name="TableCell64" style:family="table-cell">
      <style:table-cell-properties fo:border-top="none" fo:border-left="0.0104in solid #000000" fo:border-bottom="0.0104in solid #000000" fo:border-right="none" fo:padding-top="0in" fo:padding-left="0.0486in" fo:padding-bottom="0in" fo:padding-right="0.0486in"/>
    </style:style>
    <style:style style:name="P65" style:parent-style-name="Normale" style:family="paragraph">
      <style:paragraph-properties fo:text-align="justify"/>
      <style:text-properties fo:font-style="italic" style:font-style-asian="italic" fo:font-size="8pt" style:font-size-asian="8pt"/>
    </style:style>
    <style:style style:name="TableCell66" style:family="table-cell">
      <style:table-cell-properties fo:border-top="none" fo:border-left="none" fo:border-bottom="0.0104in solid #000000" fo:border-right="none" fo:padding-top="0in" fo:padding-left="0.0486in" fo:padding-bottom="0in" fo:padding-right="0.0486in"/>
    </style:style>
    <style:style style:name="P67" style:parent-style-name="Normale" style:family="paragraph">
      <style:paragraph-properties fo:text-align="justify"/>
      <style:text-properties fo:font-style="italic" style:font-style-asian="italic" fo:font-size="8pt" style:font-size-asian="8pt"/>
    </style:style>
    <style:style style:name="TableCell68" style:family="table-cell">
      <style:table-cell-properties fo:border-top="none" fo:border-left="none" fo:border-bottom="0.0104in solid #000000" fo:border-right="none" fo:padding-top="0in" fo:padding-left="0.0486in" fo:padding-bottom="0in" fo:padding-right="0.0486in"/>
    </style:style>
    <style:style style:name="P69" style:parent-style-name="Normale" style:family="paragraph">
      <style:paragraph-properties fo:text-align="justify"/>
      <style:text-properties fo:font-style="italic" style:font-style-asian="italic" fo:font-size="8pt" style:font-size-asian="8pt"/>
    </style:style>
    <style:style style:name="TableCell70" style:family="table-cell">
      <style:table-cell-properties fo:border-top="none" fo:border-left="none" fo:border-bottom="0.0104in solid #000000" fo:border-right="0.0104in solid #000000" fo:padding-top="0in" fo:padding-left="0.0486in" fo:padding-bottom="0in" fo:padding-right="0.0486in"/>
    </style:style>
    <style:style style:name="P71" style:parent-style-name="Normale" style:family="paragraph">
      <style:paragraph-properties fo:text-align="justify"/>
    </style:style>
    <style:style style:family="graphic" style:name="a0">
      <style:graphic-properties fo:min-width="1.40069in" fo:min-height="5.80069in" fo:wrap-option="wrap" fo:padding-top="0.01389in" fo:padding-bottom="0.01389in" fo:padding-left="0.01389in" fo:padding-right="0.01389in" draw:textarea-vertical-align="top" style:wrap="run-through" style:run-through="foreground" style:writing-mode="lr-tb" draw:fill="none" draw:stroke="none" style:horizontal-rel="paragraph" style:vertical-rel="paragraph" style:horizontal-pos="from-left" style:vertical-pos="from-top" draw:auto-grow-width="false" draw:auto-grow-height="false"/>
      <style:paragraph-properties/>
    </style:style>
  </office:automatic-styles>
  <office:master-styles>
    <style:master-page style:name="MP0" style:page-layout-name="PL0">
      <style:footer>
        <text:p text:style-name="Pièdipagina"><text:span text:style-name="T2">Comune di Savona</text:span><text:span text:style-name="T3"><text:tab/></text:span><text:span text:style-name="T4"><text:tab/></text:span><text:span text:style-name="T5">Settore Pianificazione<text:s/></text:span><text:span text:style-name="T6">Territoriale</text:span></text:p>
      </style:footer>
    </style:master-page>
    <style:master-page style:next-style-name="MP0" style:name="MPF0" style:page-layout-name="PL0">
      <style:header>
        <text:p text:style-name="Intestazione"/>
        <text:p text:style-name="Intestazione"><draw:custom-shape svg:x="0.91181in" svg:y="0.10833in" svg:width="5.80069in" svg:height="1.40069in" draw:z-index="251657728" draw:id="id0" draw:style-name="a0" draw:name="Rectangle 1" text:anchor-type="paragraph"><svg:desc/><text:p text:style-name="P7"><text:span text:style-name="T8">Comune di Savona <text:s text:c="13"/></text:span></text:p><text:p text:style-name="P9"><text:span text:style-name="T10">Settore Pianificazione Territoriale</text:span></text:p><text:p text:style-name="P11"><text:span text:style-name="T12">Sportello Unico per l’Edilizia</text:span></text:p><text:p text:style-name="P13"><text:tab/><text:tab/><text:tab/><text:tab/><text:tab/><text:tab/><text:tab/><text:s text:c="18"/><text:span text:style-name="T14">RACCOMANDATA A.R.</text:span></text:p><text:p text:style-name="P15"><text:tab/><text:tab/><text:tab/><text:tab/><text:tab/><text:tab/><text:tab/><text:tab/><text:s text:c="4"/><text:span text:style-name="T16">Inviata via pec</text:span></text:p><draw:enhanced-geometry draw:type="non-primitive" svg:viewBox="0 0 21600 21600" draw:enhanced-path="M 0 0 L 21600 0 21600 21600 0 21600 Z N"/></draw:custom-shape><draw:frame draw:z-index="0" draw:id="id1" draw:style-name="a1" draw:name="Picture 1" text:anchor-type="as-char" svg:x="0in" svg:y="0in" svg:width="0.85903in" svg:height="1.22847in" style:rel-width="scale" style:rel-height="scale"><draw:object-ole draw:class-id="0003000A-0000-0000-C000-000000000046" xlink:href="Object 1" xlink:type="simple" xlink:show="embed" xlink:actuate="onLoad"/><draw:image xlink:href="ObjectReplacements/Object 1" xlink:type="simple" xlink:show="embed" xlink:actuate="onLoad"/><svg:desc/></draw:frame></text:p>
        <text:p text:style-name="Intestazione"/>
      </style:header>
      <style:footer>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P24">Settore:<text:s/></text:p>
            </table:table-cell>
            <table:table-cell table:style-name="TableCell25">
              <text:p text:style-name="P26">Pianificazione<text:s/>Territoriale</text:p>
            </table:table-cell>
            <table:table-cell table:style-name="TableCell27">
              <text:p text:style-name="P28">Dirigente:</text:p>
            </table:table-cell>
            <table:table-cell table:style-name="TableCell29">
              <text:p text:style-name="P30">Arch. GiovannaMacario<text:s/></text:p>
            </table:table-cell>
          </table:table-row>
          <table:table-row table:style-name="TableRow31">
            <table:table-cell table:style-name="TableCell32">
              <text:p text:style-name="P33"><text:span text:style-name="T34">Struttura responsabile:</text:span></text:p>
            </table:table-cell>
            <table:table-cell table:style-name="TableCell35">
              <text:p text:style-name="P36"><text:span text:style-name="T37">Servizio Edilizia privata</text:span></text:p>
            </table:table-cell>
            <table:table-cell table:style-name="TableCell38">
              <text:p text:style-name="P39">Responsabile del <text:s/>procedimento:</text:p>
            </table:table-cell>
            <table:table-cell table:style-name="TableCell40">
              <text:p text:style-name="P41">Geom. Ivo Maffioli</text:p>
            </table:table-cell>
          </table:table-row>
          <table:table-row table:style-name="TableRow42">
            <table:table-cell table:style-name="TableCell43">
              <text:p text:style-name="P44"/>
            </table:table-cell>
            <table:table-cell table:style-name="TableCell45">
              <text:p text:style-name="P46">corso Italia 19 <text:s/>- <text:s text:c="2"/>17100 Savona</text:p>
            </table:table-cell>
            <table:table-cell table:style-name="TableCell47">
              <text:p text:style-name="P48">Istruttore tecnico:</text:p>
            </table:table-cell>
            <table:table-cell table:style-name="TableCell49">
              <text:p text:style-name="P50"><text:database-display text:table-name="" text:table-type="table" text:column-name="TECNICO_RESPONS">«TECNICO_RESPONS»</text:database-display></text:p>
            </table:table-cell>
          </table:table-row>
          <table:table-row table:style-name="TableRow51">
            <table:table-cell table:style-name="TableCell52">
              <text:p text:style-name="P53"/>
            </table:table-cell>
            <table:table-cell table:style-name="TableCell54">
              <text:p text:style-name="P55">tel.019-8310291/294/671/363/364</text:p>
              <text:p text:style-name="P56">telefax 019-8310356</text:p>
            </table:table-cell>
            <table:table-cell table:style-name="TableCell57">
              <text:p text:style-name="P58">Ufficio per visione atti:</text:p>
              <text:p text:style-name="P59">Orario:</text:p>
            </table:table-cell>
            <table:table-cell table:style-name="TableCell60">
              <text:p text:style-name="P61">Servizio Edilizia Privata</text:p>
              <text:p text:style-name="P62">martedì e giovedì ore 10:00 - 12:30</text:p>
            </table:table-cell>
          </table:table-row>
          <table:table-row table:style-name="TableRow63">
            <table:table-cell table:style-name="TableCell64">
              <text:p text:style-name="P65"/>
            </table:table-cell>
            <table:table-cell table:style-name="TableCell66">
              <text:p text:style-name="P67"/>
            </table:table-cell>
            <table:table-cell table:style-name="TableCell68">
              <text:p text:style-name="P69">Data avvio procedimento:</text:p>
            </table:table-cell>
            <table:table-cell table:style-name="TableCell70">
              <text:p text:style-name="P71"><text:database-display text:table-name="" text:table-type="table" text:column-name="DATA_PRATICA">«DATA_PRATICA»</text:database-display></text:p>
            </table:table-cell>
          </table:table-row>
        </table:table>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Claudio</meta:initial-creator>
    <dc:creator>Claudio</dc:creator>
    <meta:creation-date>2014-01-26T18:58:00Z</meta:creation-date>
    <dc:date>2014-01-26T19:02:00Z</dc:date>
    <meta:print-date>2006-01-18T08:17:00Z</meta:print-date>
    <meta:template xlink:href="Doc%20int%20scia.dot" xlink:type="simple"/>
    <meta:editing-cycles>2</meta:editing-cycles>
    <meta:editing-duration>PT240S</meta:editing-duration>
    <meta:document-statistic meta:page-count="5" meta:paragraph-count="36" meta:word-count="2749" meta:character-count="18385" meta:row-count="130" meta:non-whitespace-character-count="15672"/>
  </office:meta>
</office:document-meta>
</file>